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2800007DAD00000D55074AF012.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UniversLTStd" svg:font-family="UniversLTStd"/>
    <style:font-face style:name="Courier New" svg:font-family="'Courier New'" style:font-family-generic="modern"/>
    <style:font-face style:name="Tahoma2" svg:font-family="Tahoma, Tahoma" style:font-family-generic="swiss"/>
    <style:font-face style:name="AlArabiya" svg:font-family="AlArabiya" style:font-adornments="Predeterminado" style:font-pitch="variable"/>
    <style:font-face style:name="NewsGotT" svg:font-family="NewsGotT" style:font-pitch="variable"/>
    <style:font-face style:name="NewsGotT1"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a1" style:family="table">
      <style:table-properties style:width="17cm" table:align="margins" style:writing-mode="lr-tb"/>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P1" style:family="paragraph" style:parent-style-name="Standard">
      <style:paragraph-properties fo:text-align="justify" style:justify-single-word="false"/>
      <style:text-properties style:font-name="NewsGotT" fo:font-size="12pt" fo:font-weight="bold" style:font-size-asian="12pt" style:font-weight-asian="bold" style:font-size-complex="12pt" style:font-weight-complex="bold"/>
    </style:style>
    <style:style style:name="P2" style:family="paragraph" style:parent-style-name="Standard">
      <style:paragraph-properties fo:text-align="justify" style:justify-single-word="false"/>
      <style:text-properties style:font-name="NewsGotT" fo:font-size="12pt" style:text-underline-style="solid" style:text-underline-width="auto" style:text-underline-color="font-color" fo:font-weight="bold" officeooo:rsid="0017a4d0" officeooo:paragraph-rsid="0017a4d0" style:font-size-asian="12pt" style:font-weight-asian="bold" style:font-size-complex="12pt" style:font-weight-complex="bold"/>
    </style:style>
    <style:style style:name="P3" style:family="paragraph" style:parent-style-name="Text_20_body">
      <style:paragraph-properties fo:text-align="justify" style:justify-single-word="false"/>
      <style:text-properties style:font-name="NewsGotT" fo:font-size="12pt" officeooo:paragraph-rsid="0019299a" style:font-size-asian="12pt" style:font-size-complex="12pt"/>
    </style:style>
    <style:style style:name="P4" style:family="paragraph" style:parent-style-name="Text_20_body" style:list-style-name="L1">
      <style:paragraph-properties fo:text-align="justify" style:justify-single-word="false"/>
      <style:text-properties style:font-name="NewsGotT" fo:font-size="12pt" fo:font-weight="normal" style:font-size-asian="12pt" style:font-weight-asian="normal" style:font-size-complex="12pt" style:font-weight-complex="normal"/>
    </style:style>
    <style:style style:name="P5" style:family="paragraph" style:parent-style-name="Text_20_body" style:list-style-name="L1">
      <style:paragraph-properties fo:text-align="justify" style:justify-single-word="false"/>
      <style:text-properties style:font-name="NewsGotT" fo:font-size="12pt" style:font-size-asian="12pt" style:font-size-complex="12pt"/>
    </style:style>
    <style:style style:name="P6" style:family="paragraph" style:parent-style-name="Text_20_body" style:list-style-name="L1">
      <style:text-properties style:font-name="NewsGotT" fo:font-size="12pt" style:font-size-asian="12pt" style:font-size-complex="12pt"/>
    </style:style>
    <style:style style:name="P7" style:family="paragraph" style:parent-style-name="Text_20_body">
      <style:text-properties style:font-name="NewsGotT" fo:font-size="12pt" style:font-size-asian="12pt" style:font-size-complex="12pt"/>
    </style:style>
    <style:style style:name="P8" style:family="paragraph" style:parent-style-name="Text_20_body">
      <style:paragraph-properties fo:text-align="justify" style:justify-single-word="false"/>
      <style:text-properties style:font-name="NewsGotT" fo:font-size="12pt" officeooo:paragraph-rsid="001c290f" style:font-size-asian="12pt" style:font-size-complex="12pt"/>
    </style:style>
    <style:style style:name="P9" style:family="paragraph" style:parent-style-name="Text_20_body">
      <style:paragraph-properties fo:text-align="justify" style:justify-single-word="false"/>
      <style:text-properties style:font-name="NewsGotT" fo:font-size="12pt" style:text-underline-style="solid" style:text-underline-width="auto" style:text-underline-color="font-color" fo:font-weight="bold" officeooo:rsid="001c09e2" officeooo:paragraph-rsid="001c290f"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style:font-name="NewsGotT" fo:font-size="12pt" style:text-underline-style="none" fo:font-weight="normal" officeooo:rsid="001c290f" officeooo:paragraph-rsid="001c290f" style:font-size-asian="12pt" style:font-weight-asian="normal" style:font-size-complex="12pt" style:font-weight-complex="normal"/>
    </style:style>
    <style:style style:name="P11" style:family="paragraph" style:parent-style-name="Text_20_body">
      <style:paragraph-properties fo:text-align="justify" style:justify-single-word="false"/>
      <style:text-properties style:font-name="NewsGotT" fo:font-size="12pt" style:font-size-asian="12pt" style:font-size-complex="12pt"/>
    </style:style>
    <style:style style:name="P12" style:family="paragraph" style:parent-style-name="Text_20_body">
      <style:paragraph-properties fo:text-align="justify" style:justify-single-word="false"/>
      <style:text-properties style:font-name="NewsGotT" fo:font-size="12pt" fo:font-weight="bold" style:font-size-asian="12pt" style:font-weight-asian="bold" style:font-size-complex="12pt" style:font-weight-complex="bold"/>
    </style:style>
    <style:style style:name="P13" style:family="paragraph" style:parent-style-name="Text_20_body">
      <style:paragraph-properties fo:text-align="justify" style:justify-single-word="false"/>
      <style:text-properties style:font-name="NewsGotT" fo:font-size="12pt" officeooo:rsid="001c290f" style:font-size-asian="12pt" style:font-size-complex="12pt"/>
    </style:style>
    <style:style style:name="P14" style:family="paragraph" style:parent-style-name="Text_20_body">
      <style:paragraph-properties fo:text-align="justify" style:justify-single-word="false"/>
      <style:text-properties style:font-name="NewsGotT" fo:font-size="12pt" officeooo:paragraph-rsid="001cdb10" style:font-size-asian="12pt" style:font-size-complex="12pt"/>
    </style:style>
    <style:style style:name="P15" style:family="paragraph" style:parent-style-name="Text_20_body">
      <style:paragraph-properties fo:text-align="justify" style:justify-single-word="false"/>
      <style:text-properties style:font-name="NewsGotT" fo:font-size="12pt" fo:font-weight="bold" officeooo:rsid="001cdb10" officeooo:paragraph-rsid="001cdb10" style:font-size-asian="12pt" style:font-weight-asian="bold" style:font-size-complex="12pt" style:font-weight-complex="bold"/>
    </style:style>
    <style:style style:name="P16" style:family="paragraph" style:parent-style-name="Text_20_body">
      <style:paragraph-properties fo:text-align="justify" style:justify-single-word="false"/>
      <style:text-properties style:font-name="NewsGotT" fo:font-size="12pt" officeooo:rsid="001cdb10" officeooo:paragraph-rsid="001cdb10" style:font-size-asian="12pt" style:font-size-complex="12pt"/>
    </style:style>
    <style:style style:name="P17" style:family="paragraph" style:parent-style-name="Text_20_body">
      <style:paragraph-properties fo:text-align="justify" style:justify-single-word="false" fo:orphans="2" fo:widows="2" fo:hyphenation-ladder-count="no-limit" fo:break-before="page" style:text-autospace="ideograph-alpha" style:punctuation-wrap="hanging" style:line-break="strict" style:writing-mode="lr-tb"/>
      <style:text-properties style:font-name="NewsGotT" fo:font-size="12pt" fo:font-weight="normal" officeooo:paragraph-rsid="001a8575" style:font-name-asian="Times New Roman" style:font-size-asian="12pt" style:font-weight-asian="normal" style:font-name-complex="Times New Roman" style:font-size-complex="12pt" style:language-complex="ar" style:country-complex="SA" style:font-weight-complex="normal" fo:hyphenate="false" fo:hyphenation-remain-char-count="2" fo:hyphenation-push-char-count="2"/>
    </style:style>
    <style:style style:name="P18" style:family="paragraph" style:parent-style-name="Text_20_body">
      <style:paragraph-properties fo:text-align="justify" style:justify-single-word="false" fo:orphans="2" fo:widows="2" fo:hyphenation-ladder-count="no-limit" style:text-autospace="ideograph-alpha" style:punctuation-wrap="hanging" style:line-break="strict" style:writing-mode="lr-tb"/>
      <style:text-properties style:font-name="NewsGotT" fo:font-size="12pt" fo:font-weight="normal" officeooo:paragraph-rsid="001a8575" style:font-size-asian="12pt" style:font-weight-asian="normal" style:font-size-complex="12pt" style:font-weight-complex="normal" fo:hyphenate="false" fo:hyphenation-remain-char-count="2" fo:hyphenation-push-char-count="2"/>
    </style:style>
    <style:style style:name="P19" style:family="paragraph" style:parent-style-name="Standard" style:list-style-name="L2">
      <style:paragraph-properties fo:text-align="justify" style:justify-single-word="false"/>
      <style:text-properties style:font-name="NewsGotT" fo:font-size="12pt" style:text-underline-style="solid" style:text-underline-width="auto" style:text-underline-color="font-color" fo:font-weight="bold" style:font-size-asian="12pt" style:font-weight-asian="bold" style:font-size-complex="12pt" style:font-weight-complex="bold"/>
    </style:style>
    <style:style style:name="P20" style:family="paragraph" style:parent-style-name="Text_20_body">
      <style:paragraph-properties fo:text-align="justify" style:justify-single-word="false" style:text-autospace="none"/>
      <style:text-properties style:text-line-through-style="none" style:font-name="NewsGotT" fo:font-size="11.5pt" style:text-underline-style="none" fo:font-weight="normal" officeooo:paragraph-rsid="002636e2" style:font-name-asian="Tahoma2" style:font-size-asian="11.5pt" style:font-weight-asian="normal" style:font-name-complex="Tahoma2" style:font-size-complex="11.5pt" style:font-weight-complex="normal"/>
    </style:style>
    <style:style style:name="P21" style:family="paragraph" style:parent-style-name="Text_20_body">
      <style:text-properties officeooo:paragraph-rsid="002636e2"/>
    </style:style>
    <style:style style:name="P22" style:family="paragraph" style:parent-style-name="Text_20_body">
      <style:paragraph-properties fo:text-align="justify" style:justify-single-word="false" fo:orphans="2" fo:widows="2" fo:hyphenation-ladder-count="no-limit" style:text-autospace="ideograph-alpha" style:punctuation-wrap="hanging" style:line-break="strict" style:writing-mode="lr-tb"/>
      <style:text-properties style:font-name="NewsGotT" fo:font-size="12pt" style:text-underline-style="none" fo:font-weight="normal" style:font-name-asian="Times New Roman" style:font-size-asian="12pt" style:font-weight-asian="normal" style:font-name-complex="Times New Roman" style:font-size-complex="12pt" style:language-complex="ar" style:country-complex="SA" style:font-weight-complex="normal" fo:hyphenate="false" fo:hyphenation-remain-char-count="2" fo:hyphenation-push-char-count="2"/>
    </style:style>
    <style:style style:name="P23" style:family="paragraph" style:parent-style-name="Standard">
      <style:paragraph-properties fo:margin-top="0cm" fo:margin-bottom="0cm" style:contextual-spacing="false" fo:text-align="justify" style:justify-single-word="false" style:text-autospace="none" style:punctuation-wrap="simple" style:vertical-align="baseline"/>
      <style:text-properties style:font-name="NewsGotT"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line-height="150%" fo:text-align="justify" style:justify-single-word="false" fo:text-indent="0cm" style:auto-text-indent="false"/>
      <style:text-properties style:font-name="NewsGotT" fo:font-size="12pt" fo:letter-spacing="-0.004cm" style:text-underline-style="none" fo:font-weight="normal" style:font-size-asian="12pt" style:font-weight-asian="normal" style:font-size-complex="12pt" style:font-weight-complex="normal"/>
    </style:style>
    <style:style style:name="P25" style:family="paragraph" style:parent-style-name="Text_20_body">
      <style:paragraph-properties fo:margin-left="0cm" fo:margin-right="0cm" fo:text-align="justify" style:justify-single-word="false" fo:text-indent="0cm" style:auto-text-indent="false"/>
      <style:text-properties style:font-name="NewsGotT" fo:font-size="12pt" fo:letter-spacing="-0.004cm" style:text-underline-style="none" fo:font-weight="normal" style:font-size-asian="12pt" style:font-weight-asian="normal" style:font-size-complex="12pt" style:font-weight-complex="normal"/>
    </style:style>
    <style:style style:name="P26" style:family="paragraph" style:parent-style-name="western">
      <style:paragraph-properties fo:margin-top="0cm" fo:margin-bottom="0cm" style:contextual-spacing="false" fo:text-align="justify" style:justify-single-word="false"/>
      <style:text-properties style:font-name="NewsGotT" fo:font-size="12pt" officeooo:paragraph-rsid="0024a06b" style:font-size-asian="12pt"/>
    </style:style>
    <style:style style:name="P27" style:family="paragraph" style:parent-style-name="western">
      <style:paragraph-properties fo:margin-top="0cm" fo:margin-bottom="0cm" style:contextual-spacing="false" fo:text-align="justify" style:justify-single-word="false"/>
      <style:text-properties style:font-name="NewsGotT" fo:font-size="12pt" style:font-size-asian="12pt"/>
    </style:style>
    <style:style style:name="P28" style:family="paragraph" style:parent-style-name="Header">
      <style:paragraph-properties>
        <style:tab-stops>
          <style:tab-stop style:position="-6.001cm"/>
          <style:tab-stop style:position="7.5cm" style:type="center"/>
          <style:tab-stop style:position="15cm" style:type="right"/>
        </style:tab-stops>
      </style:paragraph-properties>
      <style:text-properties fo:language="zxx" fo:country="none"/>
    </style:style>
    <style:style style:name="P29" style:family="paragraph" style:parent-style-name="Sender">
      <style:paragraph-properties fo:margin-left="-12.502cm" fo:margin-right="-0.212cm" fo:text-indent="12.502cm" style:auto-text-indent="false"/>
      <style:text-properties style:font-name="Eras Bk BT" fo:font-size="10pt" fo:font-weight="bold" style:font-size-asian="10pt" style:font-weight-asian="bold"/>
    </style:style>
    <style:style style:name="P30" style:family="paragraph" style:parent-style-name="Sender">
      <style:paragraph-properties fo:margin-left="-12.502cm" fo:margin-right="-0.212cm" fo:text-indent="12.502cm" style:auto-text-indent="false"/>
      <style:text-properties style:font-name="Eras Bk BT" fo:font-weight="bold" style:font-weight-asian="bold"/>
    </style:style>
    <style:style style:name="P31" style:family="paragraph" style:parent-style-name="Standard">
      <style:paragraph-properties fo:text-align="justify" style:justify-single-word="false"/>
      <style:text-properties style:font-name="NewsGotT" fo:font-size="12pt" fo:font-weight="bold"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NewsGotT" fo:font-size="12pt" style:text-underline-style="solid" style:text-underline-width="auto" style:text-underline-color="font-color" fo:font-weight="bold" officeooo:rsid="0017a4d0" officeooo:paragraph-rsid="0017a4d0"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NewsGotT" fo:font-size="12pt" style:text-underline-style="solid" style:text-underline-width="auto" style:text-underline-color="font-color" fo:font-weight="bold" style:font-size-asian="12pt" style:font-weight-asian="bold" style:font-size-complex="12pt" style:font-weight-complex="bold"/>
    </style:style>
    <style:style style:name="P34" style:family="paragraph" style:parent-style-name="Standard">
      <style:paragraph-properties fo:text-align="justify" style:justify-single-word="false"/>
      <style:text-properties style:font-name="NewsGotT" fo:font-size="12pt" style:font-size-asian="12pt"/>
    </style:style>
    <style:style style:name="P35" style:family="paragraph" style:parent-style-name="Standard">
      <style:paragraph-properties fo:text-align="center" style:justify-single-word="false"/>
      <style:text-properties style:font-name="NewsGotT" fo:font-size="12pt" style:font-size-asian="12pt"/>
    </style:style>
    <style:style style:name="P36" style:family="paragraph" style:parent-style-name="Standard">
      <style:paragraph-properties fo:text-align="justify" style:justify-single-word="false"/>
      <style:text-properties style:font-name="NewsGotT" fo:font-size="12pt" fo:letter-spacing="-0.004cm" style:text-underline-style="none" fo:font-weight="normal"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NewsGotT" fo:font-size="12pt" fo:font-weight="normal"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NewsGotT" fo:font-size="12pt" fo:font-weight="normal" officeooo:paragraph-rsid="0024a06b"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NewsGotT" fo:font-size="12pt" style:text-underline-style="none" fo:font-weight="normal"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ff0000" style:font-name="NewsGotT" fo:font-size="12pt" fo:font-weight="normal" style:font-size-asian="12pt" style:font-weight-asian="normal" style:font-size-complex="12pt" style:font-weight-complex="normal"/>
    </style:style>
    <style:style style:name="P41" style:family="paragraph" style:parent-style-name="Standard">
      <style:paragraph-properties fo:text-align="justify" style:justify-single-word="false" style:text-autospace="none"/>
      <style:text-properties style:use-window-font-color="true" style:font-name="NewsGotT" fo:font-size="12pt" fo:language="es" fo:country="ES" style:font-name-asian="Times New Roman" style:font-size-asian="12pt" style:font-name-complex="Times New Roman" style:font-size-complex="12pt" style:language-complex="ar" style:country-complex="SA"/>
    </style:style>
    <style:style style:name="P42" style:family="paragraph" style:parent-style-name="Text_20_body">
      <style:text-properties style:font-name="NewsGotT" fo:font-size="12pt" style:font-size-asian="12pt" style:font-size-complex="12pt"/>
    </style:style>
    <style:style style:name="P43" style:family="paragraph" style:parent-style-name="Text_20_body">
      <style:paragraph-properties fo:text-align="justify" style:justify-single-word="false"/>
      <style:text-properties style:font-name="NewsGotT" fo:font-size="12pt" style:font-size-asian="12pt" style:font-size-complex="12pt"/>
    </style:style>
    <style:style style:name="P44" style:family="paragraph" style:parent-style-name="Text_20_body">
      <style:paragraph-properties fo:text-align="justify" style:justify-single-word="false"/>
      <style:text-properties style:font-name="NewsGotT" fo:font-size="12pt" officeooo:paragraph-rsid="0019299a" style:font-size-asian="12pt" style:font-size-complex="12pt"/>
    </style:style>
    <style:style style:name="P45" style:family="paragraph" style:parent-style-name="Text_20_body">
      <style:paragraph-properties fo:text-align="justify" style:justify-single-word="false"/>
      <style:text-properties style:font-name="NewsGotT" fo:font-size="12pt" officeooo:paragraph-rsid="001c290f" style:font-size-asian="12pt" style:font-size-complex="12pt"/>
    </style:style>
    <style:style style:name="P46" style:family="paragraph" style:parent-style-name="Text_20_body">
      <style:paragraph-properties fo:text-align="justify" style:justify-single-word="false"/>
      <style:text-properties style:font-name="NewsGotT" fo:font-size="12pt" officeooo:paragraph-rsid="001cdb10" style:font-size-asian="12pt" style:font-size-complex="12pt"/>
    </style:style>
    <style:style style:name="P47" style:family="paragraph" style:parent-style-name="Text_20_body">
      <style:paragraph-properties fo:text-align="justify" style:justify-single-word="false"/>
      <style:text-properties style:font-name="NewsGotT" fo:font-size="12pt" officeooo:rsid="001f2f2a" officeooo:paragraph-rsid="001f2f2a" style:font-size-asian="12pt" style:font-size-complex="12pt"/>
    </style:style>
    <style:style style:name="P48" style:family="paragraph" style:parent-style-name="Text_20_body">
      <style:text-properties style:font-name="NewsGotT" fo:font-size="12pt" fo:font-weight="normal"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style:font-name="NewsGotT" fo:font-size="12pt" style:text-underline-style="none" fo:font-weight="normal" officeooo:rsid="001c290f" officeooo:paragraph-rsid="001c290f" style:font-size-asian="12pt" style:font-weight-asian="normal" style:font-size-complex="12pt" style:font-weight-complex="normal"/>
    </style:style>
    <style:style style:name="P50" style:family="paragraph" style:parent-style-name="Text_20_body">
      <style:paragraph-properties fo:text-align="justify" style:justify-single-word="false"/>
      <style:text-properties style:font-name="NewsGotT" officeooo:paragraph-rsid="0020d23b" style:font-size-asian="12pt" style:font-size-complex="12pt"/>
    </style:style>
    <style:style style:name="P51" style:family="paragraph" style:parent-style-name="Text_20_body">
      <style:paragraph-properties fo:text-align="justify" style:justify-single-word="false" style:text-autospace="none"/>
      <style:text-properties style:text-line-through-style="none" style:font-name="NewsGotT" fo:font-size="11.5pt" style:text-underline-style="none" fo:font-weight="normal" officeooo:paragraph-rsid="002636e2" style:font-name-asian="Tahoma2" style:font-size-asian="11.5pt" style:font-weight-asian="normal" style:font-name-complex="Tahoma2" style:font-size-complex="11.5pt" style:font-weight-complex="normal"/>
    </style:style>
    <style:style style:name="P52" style:family="paragraph" style:parent-style-name="Text_20_body">
      <style:paragraph-properties fo:text-align="justify" style:justify-single-word="false" style:text-autospace="none"/>
      <style:text-properties style:text-line-through-style="none" style:font-name="NewsGotT" fo:font-size="11.5pt" style:text-underline-style="none" fo:font-weight="normal" officeooo:paragraph-rsid="0024a06b" style:font-name-asian="Tahoma2" style:font-size-asian="11.5pt" style:font-weight-asian="normal" style:font-name-complex="Tahoma2" style:font-size-complex="11.5pt" style:font-weight-complex="normal"/>
    </style:style>
    <style:style style:name="P53" style:family="paragraph" style:parent-style-name="Text_20_body">
      <style:text-properties officeooo:paragraph-rsid="002636e2"/>
    </style:style>
    <style:style style:name="P54" style:family="paragraph" style:parent-style-name="Text_20_body">
      <style:paragraph-properties fo:text-align="justify" style:justify-single-word="false"/>
      <style:text-properties fo:font-weight="bold" style:font-weight-asian="bold" style:font-weight-complex="bold"/>
    </style:style>
    <style:style style:name="P55" style:family="paragraph" style:parent-style-name="Text_20_body">
      <style:text-properties style:use-window-font-color="true" style:font-name="NewsGotT" fo:font-size="12pt" fo:language="es" fo:country="ES" officeooo:paragraph-rsid="0027f22a" fo:background-color="transparent" style:font-name-asian="Times New Roman" style:font-size-asian="12pt" style:font-name-complex="Times New Roman" style:font-size-complex="12pt" style:language-complex="ar" style:country-complex="SA"/>
    </style:style>
    <style:style style:name="P56" style:family="paragraph" style:parent-style-name="Text_20_body">
      <style:paragraph-properties fo:text-align="justify" style:justify-single-word="false" fo:orphans="2" fo:widows="2" fo:hyphenation-ladder-count="no-limit" fo:break-before="page" style:text-autospace="ideograph-alpha" style:punctuation-wrap="hanging" style:line-break="strict" style:writing-mode="lr-tb"/>
      <style:text-properties style:font-name="NewsGotT" fo:font-size="12pt" fo:font-weight="normal" officeooo:paragraph-rsid="001a8575" style:font-name-asian="Times New Roman" style:font-size-asian="12pt" style:font-weight-asian="normal" style:font-name-complex="Times New Roman" style:font-size-complex="12pt" style:language-complex="ar" style:country-complex="SA" style:font-weight-complex="normal" fo:hyphenate="false" fo:hyphenation-remain-char-count="2" fo:hyphenation-push-char-count="2"/>
    </style:style>
    <style:style style:name="P57" style:family="paragraph" style:parent-style-name="Text_20_body">
      <style:paragraph-properties fo:text-align="justify" style:justify-single-word="false" fo:orphans="2" fo:widows="2" fo:hyphenation-ladder-count="no-limit" fo:break-before="page" style:text-autospace="ideograph-alpha" style:punctuation-wrap="hanging" style:line-break="strict" style:writing-mode="lr-tb"/>
      <style:text-properties style:font-name="NewsGotT" fo:font-size="12pt" fo:font-weight="normal" officeooo:paragraph-rsid="001a8575" style:font-size-asian="12pt" style:font-weight-asian="normal" style:font-size-complex="12pt" style:font-weight-complex="normal" fo:hyphenate="false" fo:hyphenation-remain-char-count="2" fo:hyphenation-push-char-count="2"/>
    </style:style>
    <style:style style:name="P58" style:family="paragraph" style:parent-style-name="Text_20_body">
      <style:paragraph-properties fo:text-align="justify" style:justify-single-word="false" fo:orphans="2" fo:widows="2" fo:hyphenation-ladder-count="no-limit" style:text-autospace="ideograph-alpha" style:punctuation-wrap="hanging" style:line-break="strict" style:writing-mode="lr-tb"/>
      <style:text-properties style:font-name="NewsGotT" fo:font-size="12pt" fo:font-weight="normal" officeooo:paragraph-rsid="001a8575" style:font-size-asian="12pt" style:font-weight-asian="normal" style:font-size-complex="12pt" style:font-weight-complex="normal" fo:hyphenate="false" fo:hyphenation-remain-char-count="2" fo:hyphenation-push-char-count="2"/>
    </style:style>
    <style:style style:name="P59" style:family="paragraph" style:parent-style-name="Text_20_body">
      <style:paragraph-properties fo:text-align="justify" style:justify-single-word="false" fo:orphans="2" fo:widows="2" fo:hyphenation-ladder-count="no-limit" style:text-autospace="ideograph-alpha" style:punctuation-wrap="hanging" style:line-break="strict" style:writing-mode="lr-tb"/>
      <style:text-properties style:font-name="NewsGotT" fo:font-size="12pt" fo:font-weight="normal" officeooo:rsid="001cdb10" officeooo:paragraph-rsid="001a8575" style:font-name-asian="Times New Roman" style:font-size-asian="12pt" style:font-weight-asian="normal" style:font-name-complex="Times New Roman" style:font-size-complex="12pt" style:language-complex="ar" style:country-complex="SA" style:font-weight-complex="normal" fo:hyphenate="false" fo:hyphenation-remain-char-count="2" fo:hyphenation-push-char-count="2"/>
    </style:style>
    <style:style style:name="P60" style:family="paragraph" style:parent-style-name="Text_20_body">
      <style:paragraph-properties fo:text-align="justify" style:justify-single-word="false" fo:orphans="2" fo:widows="2" fo:hyphenation-ladder-count="no-limit" style:text-autospace="ideograph-alpha" style:punctuation-wrap="hanging" style:line-break="strict" style:writing-mode="lr-tb"/>
      <style:text-properties style:font-name="NewsGotT" fo:font-size="12pt" style:text-underline-style="none" fo:font-weight="normal" style:font-name-asian="Times New Roman" style:font-size-asian="12pt" style:font-weight-asian="normal" style:font-name-complex="Times New Roman" style:font-size-complex="12pt" style:language-complex="ar" style:country-complex="SA" style:font-weight-complex="normal" fo:hyphenate="false" fo:hyphenation-remain-char-count="2" fo:hyphenation-push-char-count="2"/>
    </style:style>
    <style:style style:name="P61" style:family="paragraph" style:parent-style-name="Text_20_body">
      <style:paragraph-properties fo:text-align="justify" style:justify-single-word="false" fo:orphans="2" fo:widows="2" fo:hyphenation-ladder-count="no-limit" style:text-autospace="ideograph-alpha" style:punctuation-wrap="hanging" style:line-break="strict" style:writing-mode="lr-tb"/>
      <style:text-properties style:font-name="NewsGotT" style:font-name-asian="Times New Roman" style:font-size-asian="12pt" style:font-name-complex="Times New Roman" style:font-size-complex="12pt" style:language-complex="ar" style:country-complex="SA" fo:hyphenate="false" fo:hyphenation-remain-char-count="2" fo:hyphenation-push-char-count="2"/>
    </style:style>
    <style:style style:name="P62" style:family="paragraph" style:parent-style-name="Text_20_body">
      <style:paragraph-properties fo:text-align="justify" style:justify-single-word="false" fo:orphans="2" fo:widows="2" fo:hyphenation-ladder-count="no-limit" style:text-autospace="ideograph-alpha" style:punctuation-wrap="hanging" style:line-break="strict" style:writing-mode="lr-tb"/>
      <style:text-properties style:font-name="NewsGotT" officeooo:paragraph-rsid="001d4947" style:font-name-asian="Times New Roman" style:font-size-asian="12pt" style:font-name-complex="Times New Roman" style:font-size-complex="12pt" style:language-complex="ar" style:country-complex="SA" fo:hyphenate="false" fo:hyphenation-remain-char-count="2" fo:hyphenation-push-char-count="2"/>
    </style:style>
    <style:style style:name="P63" style:family="paragraph" style:parent-style-name="Text_20_body">
      <style:paragraph-properties fo:text-align="justify" style:justify-single-word="false" fo:orphans="2" fo:widows="2" fo:hyphenation-ladder-count="no-limit" style:text-autospace="ideograph-alpha" style:punctuation-wrap="hanging" style:line-break="strict" style:writing-mode="lr-tb"/>
      <style:text-properties style:font-name="NewsGotT" officeooo:paragraph-rsid="001f2f2a" style:font-name-asian="Times New Roman" style:font-size-asian="12pt" style:font-name-complex="Times New Roman" style:font-size-complex="12pt" style:language-complex="ar" style:country-complex="SA" fo:hyphenate="false" fo:hyphenation-remain-char-count="2" fo:hyphenation-push-char-count="2"/>
    </style:style>
    <style:style style:name="P64" style:family="paragraph" style:parent-style-name="Text_20_body">
      <style:paragraph-properties fo:text-align="justify" style:justify-single-word="false" fo:orphans="2" fo:widows="2" fo:hyphenation-ladder-count="no-limit" style:text-autospace="ideograph-alpha" style:punctuation-wrap="hanging" style:line-break="strict" style:writing-mode="lr-tb"/>
      <style:text-properties fo:color="#000000" style:font-name="NewsGotT" fo:font-size="12pt" fo:language="es" fo:country="ES" fo:font-weight="bold" officeooo:rsid="001d4947" officeooo:paragraph-rsid="001d4947" style:font-name-asian="Times New Roman" style:font-size-asian="12pt" style:font-weight-asian="bold" style:font-name-complex="Times New Roman" style:font-size-complex="12pt" style:language-complex="ar" style:country-complex="SA" style:font-weight-complex="bold" fo:hyphenate="false" fo:hyphenation-remain-char-count="2" fo:hyphenation-push-char-count="2"/>
    </style:style>
    <style:style style:name="P65" style:family="paragraph" style:parent-style-name="Text_20_body">
      <style:paragraph-properties fo:text-align="justify" style:justify-single-word="false" fo:orphans="2" fo:widows="2" fo:hyphenation-ladder-count="no-limit" style:text-autospace="ideograph-alpha" style:punctuation-wrap="hanging" style:line-break="strict" style:writing-mode="lr-tb"/>
      <style:text-properties fo:color="#000000" style:font-name="NewsGotT" fo:font-size="12pt" fo:language="es" fo:country="ES" officeooo:rsid="001d4947" officeooo:paragraph-rsid="001d4947" style:font-name-asian="Times New Roman" style:font-size-asian="12pt" style:font-name-complex="Times New Roman" style:font-size-complex="12pt" style:language-complex="ar" style:country-complex="SA" fo:hyphenate="false" fo:hyphenation-remain-char-count="2" fo:hyphenation-push-char-count="2"/>
    </style:style>
    <style:style style:name="P66" style:family="paragraph" style:parent-style-name="Standard">
      <style:paragraph-properties fo:margin-top="0cm" fo:margin-bottom="0cm" style:contextual-spacing="false" fo:text-align="justify" style:justify-single-word="false" style:text-autospace="none" style:punctuation-wrap="simple" style:vertical-align="baseline"/>
      <style:text-properties style:font-name="NewsGotT" fo:font-size="12pt" fo:font-weight="normal" style:font-size-asian="12pt" style:font-weight-asian="normal" style:font-size-complex="12pt" style:font-weight-complex="normal"/>
    </style:style>
    <style:style style:name="P67" style:family="paragraph" style:parent-style-name="western">
      <style:paragraph-properties fo:margin-top="0cm" fo:margin-bottom="0cm" style:contextual-spacing="false" fo:text-align="justify" style:justify-single-word="false"/>
      <style:text-properties style:font-name="NewsGotT" fo:font-size="12pt" style:font-size-asian="12pt"/>
    </style:style>
    <style:style style:name="P68" style:family="paragraph" style:parent-style-name="western">
      <style:paragraph-properties fo:margin-top="0cm" fo:margin-bottom="0cm" style:contextual-spacing="false" fo:text-align="justify" style:justify-single-word="false"/>
      <style:text-properties style:font-name="NewsGotT" fo:font-size="12pt" officeooo:paragraph-rsid="0024a06b" style:font-size-asian="12pt"/>
    </style:style>
    <style:style style:name="P69" style:family="paragraph" style:parent-style-name="western">
      <style:paragraph-properties fo:margin-top="0cm" fo:margin-bottom="0cm" style:contextual-spacing="false" fo:text-align="center" style:justify-single-word="false"/>
      <style:text-properties style:font-name="NewsGotT" fo:font-size="12pt" officeooo:paragraph-rsid="0019ddc7" style:font-size-asian="12pt"/>
    </style:style>
    <style:style style:name="P70" style:family="paragraph" style:parent-style-name="western">
      <style:paragraph-properties fo:margin-top="0cm" fo:margin-bottom="0cm" style:contextual-spacing="false" fo:text-align="center" style:justify-single-word="false"/>
      <style:text-properties officeooo:paragraph-rsid="0019ddc7"/>
    </style:style>
    <style:style style:name="P71" style:family="paragraph" style:parent-style-name="lista-ctl">
      <style:paragraph-properties fo:margin-top="0cm" fo:margin-bottom="0cm" style:contextual-spacing="false" fo:orphans="0" fo:widows="0"/>
      <style:text-properties style:font-name="NewsGotT"/>
    </style:style>
    <style:style style:name="P72" style:family="paragraph" style:parent-style-name="TOC_20_1">
      <style:paragraph-properties fo:margin-top="0cm" fo:margin-bottom="0cm" style:contextual-spacing="false" fo:text-align="start" style:justify-single-word="false">
        <style:tab-stops/>
      </style:paragraph-properties>
      <style:text-properties fo:language="es" fo:country="ES"/>
    </style:style>
    <style:style style:name="P73" style:family="paragraph" style:parent-style-name="Standard">
      <style:paragraph-properties fo:margin-left="0cm" fo:margin-right="0cm" fo:line-height="150%" fo:text-align="justify" style:justify-single-word="false" fo:text-indent="0cm" style:auto-text-indent="false"/>
    </style:style>
    <style:style style:name="P74" style:family="paragraph" style:parent-style-name="Standard">
      <style:paragraph-properties fo:margin-left="0cm" fo:margin-right="0cm" fo:line-height="150%" fo:text-align="justify" style:justify-single-word="false" fo:text-indent="0cm" style:auto-text-indent="false"/>
      <style:text-properties style:font-name="NewsGotT" fo:font-size="12pt" fo:letter-spacing="-0.004cm" style:text-underline-style="none" fo:font-weight="normal" style:font-size-asian="12pt" style:font-weight-asian="normal" style:font-size-complex="12pt" style:font-weight-complex="normal"/>
    </style:style>
    <style:style style:name="P75" style:family="paragraph" style:parent-style-name="Text_20_body">
      <style:paragraph-properties fo:margin-left="0cm" fo:margin-right="0cm" fo:text-align="justify" style:justify-single-word="false" fo:text-indent="0cm" style:auto-text-indent="false"/>
      <style:text-properties style:font-name="NewsGotT" fo:font-size="12pt" fo:letter-spacing="-0.004cm" style:text-underline-style="none" fo:font-weight="normal" style:font-size-asian="12pt" style:font-weight-asian="normal" style:font-size-complex="12pt" style:font-weight-complex="normal"/>
    </style:style>
    <style:style style:name="P76" style:family="paragraph" style:parent-style-name="Standard">
      <style:paragraph-properties fo:margin-left="1.251cm" fo:margin-right="0cm" fo:text-align="justify" style:justify-single-word="false" fo:text-indent="0cm" style:auto-text-indent="false"/>
      <style:text-properties style:font-name="NewsGotT" fo:font-size="12pt" style:font-name-asian="UniversLTStd" style:font-size-asian="12pt" style:font-name-complex="UniversLTStd" style:font-size-complex="12pt"/>
    </style:style>
    <style:style style:name="P77" style:family="paragraph" style:parent-style-name="western">
      <style:paragraph-properties fo:margin-left="1.311cm" fo:margin-right="0cm" fo:text-align="justify" style:justify-single-word="false" fo:text-indent="0cm" style:auto-text-indent="false"/>
      <style:text-properties style:font-name="NewsGotT" fo:font-size="12pt" fo:font-style="italic" fo:font-weight="normal" style:font-size-asian="12pt" style:font-style-asian="italic" style:font-weight-asian="normal" style:font-size-complex="12pt" style:font-style-complex="italic" style:font-weight-complex="normal"/>
    </style:style>
    <style:style style:name="P78" style:family="paragraph" style:parent-style-name="Text_20_body" style:master-page-name="">
      <style:paragraph-properties fo:text-align="justify" style:justify-single-word="false" fo:orphans="2" fo:widows="2" fo:hyphenation-ladder-count="no-limit" style:page-number="auto" style:text-autospace="ideograph-alpha" style:punctuation-wrap="hanging" style:line-break="strict" style:writing-mode="lr-tb"/>
      <style:text-properties style:font-name="NewsGotT" style:font-name-asian="Times New Roman" style:font-size-asian="12pt" style:font-name-complex="Times New Roman" style:font-size-complex="12pt" style:language-complex="ar" style:country-complex="SA" fo:hyphenate="false" fo:hyphenation-remain-char-count="2" fo:hyphenation-push-char-count="2"/>
    </style:style>
    <style:style style:name="P79" style:family="paragraph" style:parent-style-name="Standard">
      <style:paragraph-properties fo:margin-top="0cm" fo:margin-bottom="0.212cm" style:contextual-spacing="false" fo:text-align="justify" style:justify-single-word="false"/>
      <style:text-properties style:font-name="NewsGotT" fo:font-size="12pt" style:text-underline-style="none" fo:font-weight="normal" officeooo:paragraph-rsid="0024a06b" fo:background-color="transparent" style:font-size-asian="12pt" style:font-weight-asian="normal" style:font-size-complex="12pt" style:font-weight-complex="normal"/>
    </style:style>
    <style:style style:name="P80" style:family="paragraph" style:parent-style-name="Text_20_body">
      <style:paragraph-properties fo:margin-top="0cm" fo:margin-bottom="0.212cm" style:contextual-spacing="false" fo:text-align="justify" style:justify-single-word="false"/>
      <style:text-properties style:font-name="NewsGotT" fo:font-size="12pt" fo:font-weight="normal" style:font-size-asian="12pt" style:font-weight-asian="normal" style:font-size-complex="12pt" style:font-weight-complex="normal"/>
    </style:style>
    <style:style style:name="P81" style:family="paragraph" style:parent-style-name="Text_20_body">
      <style:paragraph-properties fo:margin-top="0cm" fo:margin-bottom="0.212cm" style:contextual-spacing="false" fo:text-align="justify" style:justify-single-word="false"/>
      <style:text-properties style:font-name="NewsGotT" fo:font-size="12pt" style:text-underline-style="none" fo:font-weight="normal" fo:background-color="transparent" style:font-size-asian="12pt" style:font-weight-asian="normal" style:font-size-complex="12pt" style:font-weight-complex="normal"/>
    </style:style>
    <style:style style:name="P82" style:family="paragraph" style:parent-style-name="Standard" style:list-style-name="L2">
      <style:paragraph-properties fo:text-align="justify" style:justify-single-word="false"/>
      <style:text-properties style:font-name="NewsGotT" fo:font-size="12pt" style:text-underline-style="solid" style:text-underline-width="auto" style:text-underline-color="font-color" fo:font-weight="bold" style:font-size-asian="12pt" style:font-weight-asian="bold" style:font-size-complex="12pt" style:font-weight-complex="bold"/>
    </style:style>
    <style:style style:name="P83" style:family="paragraph" style:parent-style-name="Standard" style:list-style-name="L1">
      <style:paragraph-properties fo:text-align="justify" style:justify-single-word="false"/>
      <style:text-properties style:font-name="NewsGotT" fo:font-size="12pt" style:text-underline-style="solid" style:text-underline-width="auto" style:text-underline-color="font-color" fo:font-weight="bold" style:font-size-asian="12pt" style:font-weight-asian="bold" style:font-size-complex="12pt" style:font-weight-complex="bold"/>
    </style:style>
    <style:style style:name="P84" style:family="paragraph" style:parent-style-name="Standard" style:list-style-name="L4">
      <style:paragraph-properties fo:text-align="justify" style:justify-single-word="false"/>
      <style:text-properties style:font-name="NewsGotT" fo:font-size="12pt" style:text-underline-style="solid" style:text-underline-width="auto" style:text-underline-color="font-color" fo:font-weight="bold" style:font-size-asian="12pt" style:font-weight-asian="bold" style:font-size-complex="12pt" style:font-weight-complex="bold"/>
    </style:style>
    <style:style style:name="P85" style:family="paragraph" style:parent-style-name="Standard" style:list-style-name="L5">
      <style:paragraph-properties fo:text-align="justify" style:justify-single-word="false"/>
      <style:text-properties style:font-name="NewsGotT" fo:font-size="12pt" style:text-underline-style="solid" style:text-underline-width="auto" style:text-underline-color="font-color" fo:font-weight="bold" style:font-size-asian="12pt" style:font-weight-asian="bold" style:font-size-complex="12pt" style:font-weight-complex="bold"/>
    </style:style>
    <style:style style:name="P86" style:family="paragraph" style:parent-style-name="Standard" style:list-style-name="L6">
      <style:paragraph-properties fo:text-align="justify" style:justify-single-word="false"/>
      <style:text-properties style:font-name="NewsGotT" fo:font-size="12pt" style:text-underline-style="solid" style:text-underline-width="auto" style:text-underline-color="font-color" fo:font-weight="bold" style:font-size-asian="12pt" style:font-weight-asian="bold" style:font-size-complex="12pt" style:font-weight-complex="bold"/>
    </style:style>
    <style:style style:name="P87" style:family="paragraph" style:parent-style-name="Standard" style:list-style-name="L7">
      <style:paragraph-properties fo:text-align="justify" style:justify-single-word="false"/>
      <style:text-properties style:font-name="NewsGotT" fo:font-size="12pt" style:text-underline-style="solid" style:text-underline-width="auto" style:text-underline-color="font-color" fo:font-weight="bold" style:font-size-asian="12pt" style:font-weight-asian="bold" style:font-size-complex="12pt" style:font-weight-complex="bold"/>
    </style:style>
    <style:style style:name="P88" style:family="paragraph" style:parent-style-name="Standard" style:list-style-name="L8">
      <style:paragraph-properties fo:text-align="justify" style:justify-single-word="false"/>
      <style:text-properties style:font-name="NewsGotT" fo:font-size="12pt" style:text-underline-style="solid" style:text-underline-width="auto" style:text-underline-color="font-color" fo:font-weight="bold" style:font-size-asian="12pt" style:font-weight-asian="bold" style:font-size-complex="12pt" style:font-weight-complex="bold"/>
    </style:style>
    <style:style style:name="P89" style:family="paragraph" style:parent-style-name="Standard" style:list-style-name="L1">
      <style:paragraph-properties fo:text-align="justify" style:justify-single-word="false"/>
      <style:text-properties style:font-name="NewsGotT" fo:font-size="12pt" style:text-underline-style="solid" style:text-underline-width="auto" style:text-underline-color="font-color" fo:font-weight="bold" officeooo:rsid="0017a4d0" officeooo:paragraph-rsid="0017a4d0" style:font-size-asian="12pt" style:font-weight-asian="bold" style:font-size-complex="12pt" style:font-weight-complex="bold"/>
    </style:style>
    <style:style style:name="P90" style:family="paragraph" style:parent-style-name="Standard" style:list-style-name="L1">
      <style:paragraph-properties fo:text-align="justify" style:justify-single-word="false"/>
      <style:text-properties style:font-name="NewsGotT" fo:font-size="12pt" style:font-size-asian="12pt" style:font-size-complex="12pt"/>
    </style:style>
    <style:style style:name="P91" style:family="paragraph" style:parent-style-name="Standard" style:list-style-name="L8">
      <style:paragraph-properties fo:text-align="justify" style:justify-single-word="false"/>
      <style:text-properties officeooo:paragraph-rsid="0024a06b"/>
    </style:style>
    <style:style style:name="P92" style:family="paragraph" style:parent-style-name="Standard">
      <style:paragraph-properties fo:margin-left="0cm" fo:margin-right="0cm" fo:line-height="150%" fo:text-align="justify" style:justify-single-word="false" fo:text-indent="0cm" style:auto-text-indent="false"/>
      <style:text-properties style:font-name="NewsGotT" fo:font-size="12pt" fo:letter-spacing="-0.004cm" style:text-underline-style="none" fo:font-weight="normal" style:font-size-asian="12pt" style:font-weight-asian="normal" style:font-size-complex="12pt" style:font-weight-complex="normal"/>
    </style:style>
    <style:style style:name="P93" style:family="paragraph" style:parent-style-name="Standard" style:master-page-name="Standard">
      <style:paragraph-properties fo:text-align="justify" style:justify-single-word="false" style:page-number="auto"/>
      <style:text-properties style:font-name="NewsGotT" fo:font-size="12pt" fo:font-weight="bold" style:font-size-asian="12pt" style:font-weight-asian="bold" style:font-size-complex="12pt" style:font-weight-complex="bold"/>
    </style:style>
    <style:style style:name="P94" style:family="paragraph" style:parent-style-name="Text_20_body" style:list-style-name="L1">
      <style:paragraph-properties fo:text-align="justify" style:justify-single-word="false"/>
      <style:text-properties style:font-name="NewsGotT" fo:font-size="12pt" fo:font-weight="normal" style:font-size-asian="12pt" style:font-weight-asian="normal" style:font-size-complex="12pt" style:font-weight-complex="normal"/>
    </style:style>
    <style:style style:name="P95" style:family="paragraph" style:parent-style-name="Text_20_body" style:list-style-name="L1">
      <style:paragraph-properties fo:text-align="justify" style:justify-single-word="false"/>
      <style:text-properties style:font-name="NewsGotT" fo:font-size="12pt" style:font-size-asian="12pt" style:font-size-complex="12pt"/>
    </style:style>
    <style:style style:name="P96" style:family="paragraph" style:parent-style-name="Text_20_body" style:list-style-name="L3">
      <style:paragraph-properties fo:text-align="justify" style:justify-single-word="false"/>
      <style:text-properties style:font-name="NewsGotT" fo:font-size="12pt" style:font-size-asian="12pt" style:font-size-complex="12pt"/>
    </style:style>
    <style:style style:name="P97" style:family="paragraph" style:parent-style-name="Text_20_body" style:list-style-name="L3">
      <style:paragraph-properties fo:text-align="justify" style:justify-single-word="false"/>
      <style:text-properties style:font-name="NewsGotT" fo:font-size="12pt" officeooo:paragraph-rsid="001cdb10" style:font-size-asian="12pt" style:font-size-complex="12pt"/>
    </style:style>
    <style:style style:name="P98" style:family="paragraph" style:parent-style-name="Text_20_body" style:list-style-name="L1">
      <style:text-properties style:font-name="NewsGotT" fo:font-size="12pt" style:font-size-asian="12pt" style:font-size-complex="12pt"/>
    </style:style>
    <style:style style:name="P99" style:family="paragraph" style:parent-style-name="Text_20_body">
      <style:paragraph-properties fo:text-align="justify" style:justify-single-word="false"/>
      <style:text-properties style:font-name="NewsGotT" fo:font-size="12pt" officeooo:rsid="001c290f" style:font-size-asian="12pt" style:font-size-complex="12pt"/>
    </style:style>
    <style:style style:name="P100" style:family="paragraph" style:parent-style-name="Text_20_body">
      <style:paragraph-properties fo:text-align="justify" style:justify-single-word="false"/>
      <style:text-properties style:font-name="NewsGotT" fo:font-size="12pt" officeooo:rsid="001cdb10" officeooo:paragraph-rsid="001cdb10" style:font-size-asian="12pt" style:font-size-complex="12pt"/>
    </style:style>
    <style:style style:name="P101" style:family="paragraph" style:parent-style-name="Text_20_body">
      <style:paragraph-properties fo:text-align="justify" style:justify-single-word="false"/>
      <style:text-properties style:font-name="NewsGotT" fo:font-size="12pt" style:text-underline-style="solid" style:text-underline-width="auto" style:text-underline-color="font-color" fo:font-weight="bold" officeooo:rsid="001c09e2" officeooo:paragraph-rsid="001c290f" style:font-size-asian="12pt" style:font-weight-asian="bold" style:font-size-complex="12pt" style:font-weight-complex="bold"/>
    </style:style>
    <style:style style:name="P102" style:family="paragraph" style:parent-style-name="Text_20_body">
      <style:paragraph-properties fo:text-align="justify" style:justify-single-word="false"/>
      <style:text-properties style:font-name="NewsGotT" fo:font-size="12pt" fo:font-weight="bold" style:font-size-asian="12pt" style:font-weight-asian="bold" style:font-size-complex="12pt" style:font-weight-complex="bold"/>
    </style:style>
    <style:style style:name="P103" style:family="paragraph" style:parent-style-name="Text_20_body">
      <style:paragraph-properties fo:text-align="justify" style:justify-single-word="false"/>
      <style:text-properties style:font-name="NewsGotT" fo:font-size="12pt" fo:font-weight="bold" officeooo:rsid="001cdb10" officeooo:paragraph-rsid="001cdb10" style:font-size-asian="12pt" style:font-weight-asian="bold" style:font-size-complex="12pt" style:font-weight-complex="bold"/>
    </style:style>
    <style:style style:name="T1" style:family="text">
      <style:text-properties style:use-window-font-color="true" style:font-name="NewsGotT" fo:font-size="12pt" fo:language="es" fo:country="ES" fo:font-weight="normal" officeooo:rsid="0024a06b" fo:background-color="transparent" style:font-name-asian="Times New Roman" style:font-size-asian="12pt" style:font-weight-asian="normal" style:font-name-complex="Times New Roman" style:font-size-complex="12pt" style:language-complex="ar" style:country-complex="SA" style:font-weight-complex="bold"/>
    </style:style>
    <style:style style:name="T2" style:family="text">
      <style:text-properties style:use-window-font-color="true" style:font-name="NewsGotT" fo:font-size="12pt" fo:language="es" fo:country="ES" fo:font-weight="normal" fo:background-color="transparent" style:font-name-asian="Times New Roman" style:font-size-asian="12pt" style:font-weight-asian="normal" style:font-name-complex="Times New Roman" style:font-size-complex="12pt" style:language-complex="ar" style:country-complex="SA" style:font-weight-complex="bold"/>
    </style:style>
    <style:style style:name="T3" style:family="text">
      <style:text-properties style:use-window-font-color="true" style:font-name="NewsGotT" fo:font-size="12pt" fo:language="es" fo:country="ES" fo:font-weight="normal" style:font-name-asian="Times New Roman" style:font-size-asian="12pt" style:font-weight-asian="normal" style:font-name-complex="Times New Roman" style:font-size-complex="12pt" style:language-complex="ar" style:country-complex="SA"/>
    </style:style>
    <style:style style:name="T4" style:family="text">
      <style:text-properties fo:font-weight="bold" style:font-weight-asian="bold" style:font-weight-complex="bold"/>
    </style:style>
    <style:style style:name="T5" style:family="text">
      <style:text-properties fo:font-weight="bold" officeooo:rsid="001cdb10" style:font-weight-asian="bold" style:font-weight-complex="bold"/>
    </style:style>
    <style:style style:name="T6" style:family="text">
      <style:text-properties fo:font-weight="bold" officeooo:rsid="001c290f" style:font-weight-asian="bold" style:font-weight-complex="bold"/>
    </style:style>
    <style:style style:name="T7" style:family="text">
      <style:text-properties fo:font-weight="bold" officeooo:rsid="001a8575" style:font-weight-asian="bold" style:font-weight-complex="bold"/>
    </style:style>
    <style:style style:name="T8" style:family="text">
      <style:text-properties officeooo:rsid="001c290f"/>
    </style:style>
    <style:style style:name="T9" style:family="text">
      <style:text-properties officeooo:rsid="001cdb10"/>
    </style:style>
    <style:style style:name="T10" style:family="text">
      <style:text-properties style:use-window-font-color="true" style:font-name="NewsGotT" fo:font-size="12pt" fo:language="es" fo:country="ES" fo:font-weight="normal" fo:background-color="transparent" style:font-name-asian="Times New Roman" style:font-size-asian="12pt" style:font-weight-asian="normal" style:font-name-complex="Times New Roman" style:font-size-complex="12pt" style:language-complex="ar" style:country-complex="SA"/>
    </style:style>
    <style:style style:name="T11" style:family="text">
      <style:text-properties style:use-window-font-color="true" style:font-name="NewsGotT" fo:font-size="12pt" fo:language="es" fo:country="ES" fo:font-weight="normal" fo:background-color="transparent" style:font-name-asian="Times New Roman" style:font-size-asian="12pt" style:font-weight-asian="normal" style:font-name-complex="Times New Roman" style:font-size-complex="12pt" style:language-complex="ar" style:country-complex="SA" style:font-weight-complex="bold"/>
    </style:style>
    <style:style style:name="T12" style:family="text">
      <style:text-properties style:use-window-font-color="true" style:font-name="NewsGotT" fo:font-size="12pt" fo:language="es" fo:country="ES" fo:font-weight="normal" officeooo:rsid="0024a06b" fo:background-color="transparent" style:font-name-asian="Times New Roman" style:font-size-asian="12pt" style:font-weight-asian="normal" style:font-name-complex="Times New Roman" style:font-size-complex="12pt" style:language-complex="ar" style:country-complex="SA" style:font-weight-complex="bold"/>
    </style:style>
    <style:style style:name="T13" style:family="text">
      <style:text-properties style:use-window-font-color="true" style:font-name="NewsGotT" fo:font-size="12pt" fo:language="es" fo:country="ES" fo:font-weight="normal" officeooo:rsid="002636e2" fo:background-color="transparent" style:font-name-asian="Times New Roman" style:font-size-asian="12pt" style:font-weight-asian="normal" style:font-name-complex="Times New Roman" style:font-size-complex="12pt" style:language-complex="ar" style:country-complex="SA" style:font-weight-complex="bold"/>
    </style:style>
    <style:style style:name="T14" style:family="text">
      <style:text-properties style:use-window-font-color="true" style:font-name="NewsGotT" fo:font-size="12pt" fo:language="es" fo:country="ES" fo:font-weight="normal" style:font-name-asian="Times New Roman" style:font-size-asian="12pt" style:font-weight-asian="normal" style:font-name-complex="Times New Roman" style:font-size-complex="12pt" style:language-complex="ar" style:country-complex="SA"/>
    </style:style>
    <style:style style:name="T15" style:family="text">
      <style:text-properties style:use-window-font-color="true" style:font-name="NewsGotT" fo:font-size="12pt" fo:language="es" fo:country="ES" fo:font-weight="normal" officeooo:rsid="002636e2" style:font-name-asian="Times New Roman" style:font-size-asian="12pt" style:font-weight-asian="normal" style:font-name-complex="Times New Roman" style:font-size-complex="12pt" style:language-complex="ar" style:country-complex="SA"/>
    </style:style>
    <style:style style:name="T16" style:family="text">
      <style:text-properties style:use-window-font-color="true" style:font-name="NewsGotT" fo:font-size="12pt" fo:language="es" fo:country="ES" fo:font-weight="normal" officeooo:rsid="0027f22a" style:font-name-asian="Times New Roman" style:font-size-asian="12pt" style:font-weight-asian="normal" style:font-name-complex="Times New Roman" style:font-size-complex="12pt" style:language-complex="ar" style:country-complex="SA"/>
    </style:style>
    <style:style style:name="T17" style:family="text">
      <style:text-properties style:use-window-font-color="true" style:font-name="NewsGotT" fo:font-size="12pt" fo:language="es" fo:country="ES" style:text-underline-style="none" fo:font-weight="normal" fo:background-color="transparent" style:font-name-asian="Times New Roman" style:font-size-asian="12pt" style:font-weight-asian="normal" style:font-name-complex="Times New Roman" style:font-size-complex="12pt" style:language-complex="ar" style:country-complex="SA"/>
    </style:style>
    <style:style style:name="T18" style:family="text">
      <style:text-properties style:use-window-font-color="true" style:font-name="NewsGotT" fo:font-size="12pt" fo:language="es" fo:country="ES" fo:background-color="transparent" style:font-name-asian="Times New Roman" style:font-size-asian="12pt" style:font-name-complex="Times New Roman" style:font-size-complex="12pt" style:language-complex="ar" style:country-complex="SA"/>
    </style:style>
    <style:style style:name="T19" style:family="text">
      <style:text-properties style:use-window-font-color="true" style:text-line-through-style="none" style:font-name="NewsGotT" fo:font-size="12pt" fo:language="es" fo:country="ES" style:text-underline-style="none" fo:font-weight="normal" fo:background-color="transparent" style:font-name-asian="Times New Roman" style:font-size-asian="12pt" style:font-weight-asian="normal" style:font-name-complex="Times New Roman" style:font-size-complex="12pt" style:language-complex="ar" style:country-complex="SA" style:font-weight-complex="bold"/>
    </style:style>
    <style:style style:name="T20" style:family="text">
      <style:text-properties style:font-name="NewsGotT" fo:font-size="12pt" fo:letter-spacing="-0.004cm" style:text-underline-style="none" fo:font-weight="normal" style:font-size-asian="12pt" style:font-weight-asian="normal" style:font-size-complex="12pt" style:font-weight-complex="normal"/>
    </style:style>
    <style:style style:name="T21" style:family="text">
      <style:text-properties style:font-name="NewsGotT" fo:font-size="12pt" fo:letter-spacing="-0.004cm" style:text-underline-style="none" fo:font-weight="normal" officeooo:rsid="002266c4" style:font-size-asian="12pt" style:font-weight-asian="normal" style:font-size-complex="12pt" style:font-weight-complex="normal"/>
    </style:style>
    <style:style style:name="T22" style:family="text">
      <style:text-properties style:font-name="NewsGotT" fo:font-size="12pt" fo:letter-spacing="-0.004cm" style:text-underline-style="none" fo:font-weight="normal" officeooo:rsid="002636e2" style:font-size-asian="12pt" style:font-weight-asian="normal" style:font-size-complex="12pt" style:font-weight-complex="normal"/>
    </style:style>
    <style:style style:name="T23" style:family="text">
      <style:text-properties style:font-name="NewsGotT" fo:font-size="12pt" style:font-size-asian="12pt"/>
    </style:style>
    <style:style style:name="T24" style:family="text">
      <style:text-properties style:font-name="NewsGotT" fo:font-size="12pt" style:text-underline-style="solid" style:text-underline-width="auto" style:text-underline-color="font-color" fo:font-weight="bold" style:font-size-asian="12pt" style:font-weight-asian="bold" style:font-size-complex="12pt" style:font-weight-complex="bold"/>
    </style:style>
    <style:style style:name="T25" style:family="text">
      <style:text-properties style:font-name="NewsGotT" fo:font-size="12pt" style:text-underline-style="solid" style:text-underline-width="auto" style:text-underline-color="font-color" fo:font-weight="bold" officeooo:rsid="0024a06b" style:font-size-asian="12pt" style:font-weight-asian="bold" style:font-size-complex="12pt" style:font-weight-complex="bold"/>
    </style:style>
    <style:style style:name="T26" style:family="text">
      <style:text-properties style:font-name="NewsGotT" fo:font-size="12pt" fo:font-weight="normal" style:font-size-asian="12pt" style:font-weight-asian="normal"/>
    </style:style>
    <style:style style:name="T27" style:family="text">
      <style:text-properties style:font-name="NewsGotT" fo:font-size="12pt" fo:font-weight="normal" officeooo:rsid="002636e2" style:font-size-asian="12pt" style:font-weight-asian="normal"/>
    </style:style>
    <style:style style:name="T28" style:family="text">
      <style:text-properties style:font-name="NewsGotT" fo:font-size="12pt" fo:font-weight="normal" officeooo:rsid="0027f22a" style:font-size-asian="12pt" style:font-weight-asian="normal"/>
    </style:style>
    <style:style style:name="T29" style:family="text">
      <style:text-properties style:text-underline-style="none" fo:font-weight="normal" officeooo:rsid="001c290f" style:font-weight-asian="normal" style:font-weight-complex="normal"/>
    </style:style>
    <style:style style:name="T30" style:family="text">
      <style:text-properties fo:background-color="transparent"/>
    </style:style>
    <style:style style:name="T31" style:family="text">
      <style:text-properties fo:font-size="12pt" officeooo:rsid="0020d23b"/>
    </style:style>
    <style:style style:name="T32" style:family="text">
      <style:text-properties officeooo:rsid="0019299a"/>
    </style:style>
    <style:style style:name="T33" style:family="text">
      <style:text-properties officeooo:rsid="001a8575"/>
    </style:style>
    <style:style style:name="T34" style:family="text">
      <style:text-properties fo:color="#000000" fo:font-size="12pt" fo:language="es" fo:country="ES" officeooo:rsid="001d4947"/>
    </style:style>
    <style:style style:name="T35" style:family="text">
      <style:text-properties fo:color="#000000" fo:font-size="12pt" fo:language="es" fo:country="ES" officeooo:rsid="001f2f2a"/>
    </style:style>
    <style:style style:name="T36" style:family="text">
      <style:text-properties fo:color="#000000" fo:font-size="12pt" fo:language="es" fo:country="ES" fo:font-weight="bold" officeooo:rsid="001f2f2a" style:font-weight-asian="bold" style:font-weight-complex="bold"/>
    </style:style>
    <style:style style:name="T37" style:family="text">
      <style:text-properties fo:color="#000000" fo:font-size="12pt" fo:language="es" fo:country="ES" fo:font-weight="bold" officeooo:rsid="001d4947" style:font-weight-asian="bold" style:font-weight-complex="bold"/>
    </style:style>
    <style:style style:name="T38" style:family="text">
      <style:text-properties fo:color="#000000" fo:font-size="12pt" fo:language="es" fo:country="ES" fo:font-weight="normal" officeooo:rsid="001d4947" style:font-weight-asian="normal" style:font-weight-complex="normal"/>
    </style:style>
    <style:style style:name="T39" style:family="text">
      <style:text-properties fo:color="#000000" fo:font-size="12pt" fo:language="es" fo:country="ES" fo:font-weight="normal" officeooo:rsid="001f2f2a" style:font-weight-asian="normal" style:font-weight-complex="normal"/>
    </style:style>
    <style:style style:name="T40" style:family="text">
      <style:text-properties fo:color="#000000" fo:font-size="12pt" fo:language="es" fo:country="ES" fo:font-weight="normal" officeooo:rsid="0024b069" style:font-weight-asian="normal" style:font-weight-complex="normal"/>
    </style:style>
    <style:style style:name="T41" style:family="text">
      <style:text-properties fo:color="#000000" fo:font-size="12pt" fo:language="es" fo:country="ES" officeooo:rsid="001f2f2a" style:font-name-asian="Times New Roman" style:font-name-complex="Times New Roman" style:language-complex="ar" style:country-complex="SA"/>
    </style:style>
    <style:style style:name="T42" style:family="text">
      <style:text-properties fo:color="#000000" fo:font-size="12pt" fo:language="es" fo:country="ES" officeooo:rsid="0020d23b" style:font-name-asian="Times New Roman" style:font-name-complex="Times New Roman" style:language-complex="ar" style:country-complex="SA"/>
    </style:style>
    <style:style style:name="T43" style:family="text">
      <style:text-properties fo:color="#000000" fo:font-size="12pt" fo:language="es" fo:country="ES" officeooo:rsid="00233d7f" style:font-name-asian="Times New Roman" style:font-name-complex="Times New Roman" style:language-complex="ar" style:country-complex="SA"/>
    </style:style>
    <style:style style:name="T44" style:family="text">
      <style:text-properties fo:color="#000000" fo:font-size="12pt" fo:language="es" fo:country="ES" officeooo:rsid="0024a06b" style:font-name-asian="Times New Roman" style:font-name-complex="Times New Roman" style:language-complex="ar" style:country-complex="SA"/>
    </style:style>
    <style:style style:name="T45" style:family="text">
      <style:text-properties fo:color="#000000" fo:language="es" fo:country="ES" officeooo:rsid="001c290f" style:font-name-asian="Times New Roman" style:font-name-complex="Times New Roman" style:language-complex="ar" style:country-complex="SA"/>
    </style:style>
    <style:style style:name="T46" style:family="text">
      <style:text-properties officeooo:rsid="001c09e2"/>
    </style:style>
    <style:style style:name="T47" style:family="text">
      <style:text-properties officeooo:rsid="0020d23b"/>
    </style:style>
    <style:style style:name="T48" style:family="text">
      <style:text-properties officeooo:rsid="0024b069"/>
    </style:style>
    <style:style style:name="T49" style:family="text">
      <style:text-properties officeooo:rsid="002636e2"/>
    </style:style>
    <style:style style:name="T50" style:family="text">
      <style:text-properties style:text-line-through-style="none" style:font-name="NewsGotT" fo:font-size="12pt" style:text-underline-style="none" fo:font-weight="normal" style:font-size-asian="12pt" style:font-weight-asian="normal" style:font-weight-complex="bold"/>
    </style:style>
    <style:style style:name="T51" style:family="text"/>
    <style:style style:name="fr1" style:family="graphic" style:parent-style-name="Frame">
      <style:graphic-properties fo:margin-left="0.25cm" fo:margin-right="0.25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72784800" text:id="ct172784800">
          <text:insertion>
            <office:change-info>
              <dc:creator>pc219 </dc:creator>
              <dc:date>2014-02-21T13:16:00</dc:date>
            </office:change-info>
          </text:insertion>
        </text:changed-region>
        <text:changed-region xml:id="ct172784992" text:id="ct172784992">
          <text:deletion>
            <office:change-info>
              <dc:creator>pc219 </dc:creator>
              <dc:date>2014-02-21T13:16:00</dc:date>
            </office:change-info>
            <text:p text:style-name="P1">DESARROLLO</text:p>
          </text:deletion>
        </text:changed-region>
        <text:changed-region xml:id="ct175949440" text:id="ct175949440">
          <text:insertion>
            <office:change-info>
              <dc:creator>pc219 </dc:creator>
              <dc:date>2014-02-21T13:16:00</dc:date>
            </office:change-info>
          </text:insertion>
        </text:changed-region>
        <text:changed-region xml:id="ct174532376" text:id="ct174532376">
          <text:insertion>
            <office:change-info>
              <dc:creator>pc219 </dc:creator>
              <dc:date>2014-02-21T13:17:00</dc:date>
            </office:change-info>
          </text:insertion>
        </text:changed-region>
        <text:changed-region xml:id="ct176833400" text:id="ct176833400">
          <text:deletion>
            <office:change-info>
              <dc:creator>pc219 </dc:creator>
              <dc:date>2014-02-21T13:17:00</dc:date>
            </office:change-info>
            <text:p text:style-name="P1"><text:s/>LA AGENDA AG@TA PARA EL PERIODO 2014”</text:p>
          </text:deletion>
        </text:changed-region>
        <text:changed-region xml:id="ct173866128" text:id="ct173866128">
          <text:deletion>
            <office:change-info>
              <dc:creator>azabala </dc:creator>
              <dc:date>2014-03-20T08:09:00</dc:date>
            </office:change-info>
            <text:p text:style-name="P2">Naturaleza y extensión de las necesidades a cubrir:</text:p>
          </text:deletion>
        </text:changed-region>
        <text:changed-region xml:id="ct166270864" text:id="ct166270864">
          <text:insertion>
            <office:change-info>
              <dc:creator>azabala </dc:creator>
              <dc:date>2014-03-20T08:09:00</dc:date>
            </office:change-info>
          </text:insertion>
        </text:changed-region>
        <text:changed-region xml:id="ct177256104" text:id="ct177256104">
          <text:deletion>
            <office:change-info>
              <dc:creator>azabala </dc:creator>
              <dc:date>2014-03-20T08:10:00</dc:date>
            </office:change-info>
            <text:p text:style-name="P3"><text:s/></text:p>
          </text:deletion>
        </text:changed-region>
        <text:changed-region xml:id="ct177256272" text:id="ct177256272">
          <text:insertion>
            <office:change-info>
              <dc:creator>azabala </dc:creator>
              <dc:date>2014-03-20T08:11:00</dc:date>
            </office:change-info>
          </text:insertion>
        </text:changed-region>
        <text:changed-region xml:id="ct178187480" text:id="ct178187480">
          <text:insertion>
            <office:change-info>
              <dc:creator>azabala </dc:creator>
              <dc:date>2014-03-20T08:32:00</dc:date>
            </office:change-info>
          </text:insertion>
        </text:changed-region>
        <text:changed-region xml:id="ct178103160" text:id="ct178103160">
          <text:insertion>
            <office:change-info>
              <dc:creator>azabala </dc:creator>
              <dc:date>2014-03-20T09:15:00</dc:date>
            </office:change-info>
          </text:insertion>
        </text:changed-region>
        <text:changed-region xml:id="ct174786704" text:id="ct174786704">
          <text:insertion>
            <office:change-info>
              <dc:creator>azabala </dc:creator>
              <dc:date>2014-03-20T09:20:00</dc:date>
            </office:change-info>
          </text:insertion>
        </text:changed-region>
        <text:changed-region xml:id="ct175654176" text:id="ct175654176">
          <text:insertion>
            <office:change-info>
              <dc:creator>azabala </dc:creator>
              <dc:date>2014-03-20T09:16:00</dc:date>
            </office:change-info>
          </text:insertion>
        </text:changed-region>
        <text:changed-region xml:id="ct171517744" text:id="ct171517744">
          <text:insertion>
            <office:change-info>
              <dc:creator>azabala </dc:creator>
              <dc:date>2014-03-20T09:17:00</dc:date>
            </office:change-info>
          </text:insertion>
        </text:changed-region>
        <text:changed-region xml:id="ct176852240" text:id="ct176852240">
          <text:deletion>
            <office:change-info>
              <dc:creator>azabala </dc:creator>
              <dc:date>2014-03-20T08:14:00</dc:date>
            </office:change-info>
            <text:list xml:id="list5881463927477754896" text:style-name="L1">
              <text:list-header>
                <text:p text:style-name="P4"/>
              </text:list-header>
              <text:list-item>
                <text:p text:style-name="P4"/>
              </text:list-item>
            </text:list>
          </text:deletion>
        </text:changed-region>
        <text:changed-region xml:id="ct171517840" text:id="ct171517840">
          <text:deletion>
            <office:change-info>
              <dc:creator>azabala </dc:creator>
              <dc:date>2014-03-20T08:13:00</dc:date>
            </office:change-info>
            <text:list xml:id="list111137396882048" text:continue-numbering="true" text:style-name="L1">
              <text:list-header>
                <text:p text:style-name="P4"/>
                <text:p text:style-name="P5"/>
                <text:p text:style-name="P6"/>
              </text:list-header>
            </text:list>
            <text:p text:style-name="P7"/>
            <text:list xml:id="list111138476496350" text:continue-numbering="true" text:style-name="L1">
              <text:list-header>
                <text:p text:style-name="P4"/>
              </text:list-header>
            </text:list>
          </text:deletion>
        </text:changed-region>
        <text:changed-region xml:id="ct176852336" text:id="ct176852336">
          <text:deletion>
            <office:change-info>
              <dc:creator>azabala </dc:creator>
              <dc:date>2014-03-20T08:41:00</dc:date>
            </office:change-info>
            <text:p text:style-name="P8">garantice</text:p>
          </text:deletion>
        </text:changed-region>
        <text:changed-region xml:id="ct174416800" text:id="ct174416800">
          <text:insertion>
            <office:change-info>
              <dc:creator>azabala </dc:creator>
              <dc:date>2014-03-20T08:41:00</dc:date>
            </office:change-info>
          </text:insertion>
        </text:changed-region>
        <text:changed-region xml:id="ct174416896" text:id="ct174416896">
          <text:deletion>
            <office:change-info>
              <dc:creator>azabala </dc:creator>
              <dc:date>2014-03-20T08:42:00</dc:date>
            </office:change-info>
            <text:p text:style-name="P8">, </text:p>
          </text:deletion>
        </text:changed-region>
        <text:changed-region xml:id="ct176852736" text:id="ct176852736">
          <text:insertion>
            <office:change-info>
              <dc:creator>azabala </dc:creator>
              <dc:date>2014-03-20T08:44:00</dc:date>
            </office:change-info>
          </text:insertion>
        </text:changed-region>
        <text:changed-region xml:id="ct178191152" text:id="ct178191152">
          <text:deletion>
            <office:change-info>
              <dc:creator>azabala </dc:creator>
              <dc:date>2014-03-20T08:44:00</dc:date>
            </office:change-info>
            <text:p text:style-name="P9">funcionamiento que permite a los Centros Directivos solicitar el informe preceptivo vinculante de acuerdo a la normativa anteriormente citada, teniendo en cuenta adicionalmente que se incorporan dos consejerías al proceso de emisión de informes vinculante y cada una tienen una operativa de tramitación distintas.</text:p>
          </text:deletion>
        </text:changed-region>
        <text:changed-region xml:id="ct178191056" text:id="ct178191056">
          <text:deletion>
            <office:change-info>
              <dc:creator>azabala </dc:creator>
              <dc:date>2014-03-20T08:43:00</dc:date>
            </office:change-info>
            <text:p text:style-name="P9"><text:s/>el correcto </text:p>
          </text:deletion>
        </text:changed-region>
        <text:changed-region xml:id="ct178103000" text:id="ct178103000">
          <text:deletion>
            <office:change-info>
              <dc:creator>azabala </dc:creator>
              <dc:date>2014-03-20T08:42:00</dc:date>
            </office:change-info>
            <text:p text:style-name="P9">necesario para garantizar</text:p>
          </text:deletion>
        </text:changed-region>
        <text:changed-region xml:id="ct178102904" text:id="ct178102904">
          <text:deletion>
            <office:change-info>
              <dc:creator>azabala </dc:creator>
              <dc:date>2014-03-20T08:43:00</dc:date>
            </office:change-info>
            <text:p text:style-name="P9"><text:s/>, </text:p>
          </text:deletion>
        </text:changed-region>
        <text:changed-region xml:id="ct176852832" text:id="ct176852832">
          <text:deletion>
            <office:change-info>
              <dc:creator>azabala </dc:creator>
              <dc:date>2014-03-20T08:49:00</dc:date>
            </office:change-info>
            <text:p text:style-name="P9">o</text:p>
          </text:deletion>
        </text:changed-region>
        <text:changed-region xml:id="ct178191392" text:id="ct178191392">
          <text:insertion>
            <office:change-info>
              <dc:creator>azabala </dc:creator>
              <dc:date>2014-03-20T08:49:00</dc:date>
            </office:change-info>
          </text:insertion>
        </text:changed-region>
        <text:changed-region xml:id="ct178191488" text:id="ct178191488">
          <text:insertion>
            <office:change-info>
              <dc:creator>azabala </dc:creator>
              <dc:date>2014-03-20T08:53:00</dc:date>
            </office:change-info>
          </text:insertion>
        </text:changed-region>
        <text:changed-region xml:id="ct172823320" text:id="ct172823320">
          <text:deletion>
            <office:change-info>
              <dc:creator>azabala </dc:creator>
              <dc:date>2014-03-20T08:49:00</dc:date>
            </office:change-info>
            <text:p text:style-name="P10"/>
            <text:p text:style-name="P7"/>
            <text:p text:style-name="P10">El presente contrato tiene por objeto la prestación de los siguientes servicios relacionados con el sistema de información INFOCOR: </text:p>
          </text:deletion>
        </text:changed-region>
        <text:changed-region xml:id="ct173903088" text:id="ct173903088">
          <text:insertion>
            <office:change-info>
              <dc:creator>azabala </dc:creator>
              <dc:date>2014-03-20T08:49:00</dc:date>
            </office:change-info>
          </text:insertion>
        </text:changed-region>
        <text:changed-region xml:id="ct172823416" text:id="ct172823416">
          <text:insertion>
            <office:change-info>
              <dc:creator>azabala </dc:creator>
              <dc:date>2014-03-20T09:00:00</dc:date>
            </office:change-info>
          </text:insertion>
        </text:changed-region>
        <text:changed-region xml:id="ct173903584" text:id="ct173903584">
          <text:deletion>
            <office:change-info>
              <dc:creator>azabala </dc:creator>
              <dc:date>2014-03-20T08:50:00</dc:date>
            </office:change-info>
            <text:p text:style-name="P11">Soporte</text:p>
          </text:deletion>
        </text:changed-region>
        <text:changed-region xml:id="ct172823512" text:id="ct172823512">
          <text:insertion>
            <office:change-info>
              <dc:creator>azabala </dc:creator>
              <dc:date>2014-03-20T08:50:00</dc:date>
            </office:change-info>
          </text:insertion>
        </text:changed-region>
        <text:changed-region xml:id="ct170002576" text:id="ct170002576">
          <text:format-change>
            <office:change-info>
              <dc:creator>azabala </dc:creator>
              <dc:date>2014-03-20T09:03:00</dc:date>
            </office:change-info>
          </text:format-change>
        </text:changed-region>
        <text:changed-region xml:id="ct170002672" text:id="ct170002672">
          <text:deletion>
            <office:change-info>
              <dc:creator>azabala </dc:creator>
              <dc:date>2014-03-20T09:01:00</dc:date>
            </office:change-info>
            <text:p text:style-name="P12">: </text:p>
          </text:deletion>
        </text:changed-region>
        <text:changed-region xml:id="ct170002472" text:id="ct170002472">
          <text:insertion>
            <office:change-info>
              <dc:creator>azabala </dc:creator>
              <dc:date>2014-03-20T09:01:00</dc:date>
            </office:change-info>
          </text:insertion>
        </text:changed-region>
        <text:changed-region xml:id="ct170249184" text:id="ct170249184">
          <text:insertion>
            <office:change-info>
              <dc:creator>azabala </dc:creator>
              <dc:date>2014-03-20T08:51:00</dc:date>
            </office:change-info>
          </text:insertion>
        </text:changed-region>
        <text:changed-region xml:id="ct173368688" text:id="ct173368688">
          <text:insertion>
            <office:change-info>
              <dc:creator>azabala </dc:creator>
              <dc:date>2014-03-20T08:52:00</dc:date>
            </office:change-info>
          </text:insertion>
        </text:changed-region>
        <text:changed-region xml:id="ct173368784" text:id="ct173368784">
          <text:deletion>
            <office:change-info>
              <dc:creator>azabala </dc:creator>
              <dc:date>2014-03-20T08:52:00</dc:date>
            </office:change-info>
            <text:p text:style-name="P13">Son las </text:p>
          </text:deletion>
        </text:changed-region>
        <text:changed-region xml:id="ct173398720" text:id="ct173398720">
          <text:insertion>
            <office:change-info>
              <dc:creator>azabala </dc:creator>
              <dc:date>2014-03-20T08:52:00</dc:date>
            </office:change-info>
          </text:insertion>
        </text:changed-region>
        <text:changed-region xml:id="ct173398816" text:id="ct173398816">
          <text:deletion>
            <office:change-info>
              <dc:creator>azabala </dc:creator>
              <dc:date>2014-03-20T08:52:00</dc:date>
            </office:change-info>
            <text:p text:style-name="P13">actualizaciones y</text:p>
          </text:deletion>
        </text:changed-region>
        <text:changed-region xml:id="ct173399384" text:id="ct173399384">
          <text:insertion>
            <office:change-info>
              <dc:creator>azabala </dc:creator>
              <dc:date>2014-03-20T09:01:00</dc:date>
            </office:change-info>
          </text:insertion>
        </text:changed-region>
        <text:changed-region xml:id="ct173693752" text:id="ct173693752">
          <text:insertion>
            <office:change-info>
              <dc:creator>azabala </dc:creator>
              <dc:date>2014-03-20T09:02:00</dc:date>
            </office:change-info>
          </text:insertion>
        </text:changed-region>
        <text:changed-region xml:id="ct176111960" text:id="ct176111960">
          <text:insertion>
            <office:change-info>
              <dc:creator>azabala </dc:creator>
              <dc:date>2014-03-20T08:52:00</dc:date>
            </office:change-info>
          </text:insertion>
        </text:changed-region>
        <text:changed-region xml:id="ct176112056" text:id="ct176112056">
          <text:deletion>
            <office:change-info>
              <dc:creator>azabala </dc:creator>
              <dc:date>2014-03-20T08:52:00</dc:date>
            </office:change-info>
            <text:p text:style-name="P13"><text:s/>correctivos </text:p>
          </text:deletion>
        </text:changed-region>
        <text:changed-region xml:id="ct168612096" text:id="ct168612096">
          <text:insertion>
            <office:change-info>
              <dc:creator>azabala </dc:creator>
              <dc:date>2014-03-20T08:52:00</dc:date>
            </office:change-info>
          </text:insertion>
        </text:changed-region>
        <text:changed-region xml:id="ct174483896" text:id="ct174483896">
          <text:insertion>
            <office:change-info>
              <dc:creator>azabala </dc:creator>
              <dc:date>2014-03-20T08:52:00</dc:date>
            </office:change-info>
          </text:insertion>
        </text:changed-region>
        <text:changed-region xml:id="ct170249432" text:id="ct170249432">
          <text:deletion>
            <office:change-info>
              <dc:creator>azabala </dc:creator>
              <dc:date>2014-03-20T09:00:00</dc:date>
            </office:change-info>
            <text:p text:style-name="P14">Soporte sobre el servicio</text:p>
          </text:deletion>
        </text:changed-region>
        <text:changed-region xml:id="ct178002736" text:id="ct178002736">
          <text:insertion>
            <office:change-info>
              <dc:creator>azabala </dc:creator>
              <dc:date>2014-03-20T09:00:00</dc:date>
            </office:change-info>
          </text:insertion>
        </text:changed-region>
        <text:changed-region xml:id="ct173693976" text:id="ct173693976">
          <text:deletion>
            <office:change-info>
              <dc:creator>azabala </dc:creator>
              <dc:date>2014-03-20T09:00:00</dc:date>
            </office:change-info>
            <text:p text:style-name="P15"><text:s/></text:p>
          </text:deletion>
        </text:changed-region>
        <text:changed-region xml:id="ct173368520" text:id="ct173368520">
          <text:insertion>
            <office:change-info>
              <dc:creator>azabala </dc:creator>
              <dc:date>2014-03-20T09:00:00</dc:date>
            </office:change-info>
          </text:insertion>
        </text:changed-region>
        <text:changed-region xml:id="ct173950136" text:id="ct173950136">
          <text:format-change>
            <office:change-info>
              <dc:creator>azabala </dc:creator>
              <dc:date>2014-03-20T09:03:00</dc:date>
            </office:change-info>
          </text:format-change>
        </text:changed-region>
        <text:changed-region xml:id="ct173949912" text:id="ct173949912">
          <text:insertion>
            <office:change-info>
              <dc:creator>azabala </dc:creator>
              <dc:date>2014-03-20T09:01:00</dc:date>
            </office:change-info>
          </text:insertion>
        </text:changed-region>
        <text:changed-region xml:id="ct160467632" text:id="ct160467632">
          <text:format-change>
            <office:change-info>
              <dc:creator>azabala </dc:creator>
              <dc:date>2014-03-20T09:03:00</dc:date>
            </office:change-info>
          </text:format-change>
        </text:changed-region>
        <text:changed-region xml:id="ct176040336" text:id="ct176040336">
          <text:insertion>
            <office:change-info>
              <dc:creator>azabala </dc:creator>
              <dc:date>2014-03-20T09:01:00</dc:date>
            </office:change-info>
          </text:insertion>
        </text:changed-region>
        <text:changed-region xml:id="ct176040432" text:id="ct176040432">
          <text:deletion>
            <office:change-info>
              <dc:creator>azabala </dc:creator>
              <dc:date>2014-03-20T09:01:00</dc:date>
            </office:change-info>
            <text:p text:style-name="P16">: </text:p>
          </text:deletion>
        </text:changed-region>
        <text:changed-region xml:id="ct174788488" text:id="ct174788488">
          <text:insertion>
            <office:change-info>
              <dc:creator>azabala </dc:creator>
              <dc:date>2014-03-20T09:01:00</dc:date>
            </office:change-info>
          </text:insertion>
        </text:changed-region>
        <text:changed-region xml:id="ct173904392" text:id="ct173904392">
          <text:deletion>
            <office:change-info>
              <dc:creator>azabala </dc:creator>
              <dc:date>2014-03-20T09:01:00</dc:date>
            </office:change-info>
            <text:p text:style-name="P16">Será el destinado a la subsanación de incidencias que menoscaben de forma parcial o total el servicio de INFOCOR . </text:p>
          </text:deletion>
        </text:changed-region>
        <text:changed-region xml:id="ct176040528" text:id="ct176040528">
          <text:insertion>
            <office:change-info>
              <dc:creator>azabala </dc:creator>
              <dc:date>2014-03-20T09:01:00</dc:date>
            </office:change-info>
          </text:insertion>
        </text:changed-region>
        <text:changed-region xml:id="ct167150928" text:id="ct167150928">
          <text:insertion>
            <office:change-info>
              <dc:creator>azabala </dc:creator>
              <dc:date>2014-03-20T09:03:00</dc:date>
            </office:change-info>
          </text:insertion>
        </text:changed-region>
        <text:changed-region xml:id="ct174789016" text:id="ct174789016">
          <text:format-change>
            <office:change-info>
              <dc:creator>azabala </dc:creator>
              <dc:date>2014-03-20T09:03:00</dc:date>
            </office:change-info>
          </text:format-change>
        </text:changed-region>
        <text:changed-region xml:id="ct174789112" text:id="ct174789112">
          <text:insertion>
            <office:change-info>
              <dc:creator>azabala </dc:creator>
              <dc:date>2014-03-20T09:03:00</dc:date>
            </office:change-info>
          </text:insertion>
        </text:changed-region>
        <text:changed-region xml:id="ct174789312" text:id="ct174789312">
          <text:format-change>
            <office:change-info>
              <dc:creator>azabala </dc:creator>
              <dc:date>2014-03-20T09:03:00</dc:date>
            </office:change-info>
          </text:format-change>
        </text:changed-region>
        <text:changed-region xml:id="ct174456808" text:id="ct174456808">
          <text:deletion>
            <office:change-info>
              <dc:creator>azabala </dc:creator>
              <dc:date>2014-03-20T08:50:00</dc:date>
            </office:change-info>
            <text:p text:style-name="P12">así como la </text:p>
          </text:deletion>
        </text:changed-region>
        <text:changed-region xml:id="ct174456712" text:id="ct174456712">
          <text:deletion>
            <office:change-info>
              <dc:creator>azabala </dc:creator>
              <dc:date>2014-03-20T09:03:00</dc:date>
            </office:change-info>
            <text:p text:style-name="P12">: </text:p>
          </text:deletion>
        </text:changed-region>
        <text:changed-region xml:id="ct174789208" text:id="ct174789208">
          <text:insertion>
            <office:change-info>
              <dc:creator>azabala </dc:creator>
              <dc:date>2014-03-20T09:03:00</dc:date>
            </office:change-info>
          </text:insertion>
        </text:changed-region>
        <text:changed-region xml:id="ct160467728" text:id="ct160467728">
          <text:insertion>
            <office:change-info>
              <dc:creator>azabala </dc:creator>
              <dc:date>2014-03-20T09:04:00</dc:date>
            </office:change-info>
          </text:insertion>
        </text:changed-region>
        <text:changed-region xml:id="ct176849128" text:id="ct176849128">
          <text:insertion>
            <office:change-info>
              <dc:creator>azabala </dc:creator>
              <dc:date>2014-03-20T08:50:00</dc:date>
            </office:change-info>
          </text:insertion>
        </text:changed-region>
        <text:changed-region xml:id="ct175896088" text:id="ct175896088">
          <text:insertion>
            <office:change-info>
              <dc:creator>azabala </dc:creator>
              <dc:date>2014-03-20T09:04:00</dc:date>
            </office:change-info>
          </text:insertion>
        </text:changed-region>
        <text:changed-region xml:id="ct173604288" text:id="ct173604288">
          <text:insertion>
            <office:change-info>
              <dc:creator>azabala </dc:creator>
              <dc:date>2014-03-20T09:43:00</dc:date>
            </office:change-info>
          </text:insertion>
        </text:changed-region>
        <text:changed-region xml:id="ct175877536" text:id="ct175877536">
          <text:insertion>
            <office:change-info>
              <dc:creator>azabala </dc:creator>
              <dc:date>2014-03-20T09:44:00</dc:date>
            </office:change-info>
          </text:insertion>
        </text:changed-region>
        <text:changed-region xml:id="ct176829336" text:id="ct176829336">
          <text:insertion>
            <office:change-info>
              <dc:creator>azabala </dc:creator>
              <dc:date>2014-03-20T09:45:00</dc:date>
            </office:change-info>
          </text:insertion>
        </text:changed-region>
        <text:changed-region xml:id="ct160468440" text:id="ct160468440">
          <text:insertion>
            <office:change-info>
              <dc:creator>azabala </dc:creator>
              <dc:date>2014-03-20T09:46:00</dc:date>
            </office:change-info>
          </text:insertion>
        </text:changed-region>
        <text:changed-region xml:id="ct176040624" text:id="ct176040624">
          <text:insertion>
            <office:change-info>
              <dc:creator>azabala </dc:creator>
              <dc:date>2014-03-20T09:48:00</dc:date>
            </office:change-info>
          </text:insertion>
        </text:changed-region>
        <text:changed-region xml:id="ct174456040" text:id="ct174456040">
          <text:insertion>
            <office:change-info>
              <dc:creator>azabala </dc:creator>
              <dc:date>2014-03-20T09:49:00</dc:date>
            </office:change-info>
          </text:insertion>
        </text:changed-region>
        <text:changed-region xml:id="ct173436512" text:id="ct173436512">
          <text:insertion>
            <office:change-info>
              <dc:creator>azabala </dc:creator>
              <dc:date>2014-03-20T09:51:00</dc:date>
            </office:change-info>
          </text:insertion>
        </text:changed-region>
        <text:changed-region xml:id="ct178014056" text:id="ct178014056">
          <text:insertion>
            <office:change-info>
              <dc:creator>azabala </dc:creator>
              <dc:date>2014-03-20T09:52:00</dc:date>
            </office:change-info>
          </text:insertion>
        </text:changed-region>
        <text:changed-region xml:id="ct169033224" text:id="ct169033224">
          <text:insertion>
            <office:change-info>
              <dc:creator>azabala </dc:creator>
              <dc:date>2014-03-20T09:53:00</dc:date>
            </office:change-info>
          </text:insertion>
        </text:changed-region>
        <text:changed-region xml:id="ct175924488" text:id="ct175924488">
          <text:insertion>
            <office:change-info>
              <dc:creator>azabala </dc:creator>
              <dc:date>2014-03-20T09:47:00</dc:date>
            </office:change-info>
          </text:insertion>
        </text:changed-region>
        <text:changed-region xml:id="ct172291280" text:id="ct172291280">
          <text:insertion>
            <office:change-info>
              <dc:creator>azabala </dc:creator>
              <dc:date>2014-03-20T09:53:00</dc:date>
            </office:change-info>
          </text:insertion>
        </text:changed-region>
        <text:changed-region xml:id="ct174457048" text:id="ct174457048">
          <text:insertion>
            <office:change-info>
              <dc:creator>azabala </dc:creator>
              <dc:date>2014-03-20T08:37:00</dc:date>
            </office:change-info>
          </text:insertion>
        </text:changed-region>
        <text:changed-region xml:id="ct170248984" text:id="ct170248984">
          <text:deletion>
            <office:change-info>
              <dc:creator>azabala </dc:creator>
              <dc:date>2014-03-20T08:38:00</dc:date>
            </office:change-info>
            <text:p text:style-name="P17"/>
            <text:p text:style-name="P18"/>
          </text:deletion>
        </text:changed-region>
        <text:changed-region xml:id="ct171303576" text:id="ct171303576">
          <text:deletion>
            <office:change-info>
              <dc:creator>azabala </dc:creator>
              <dc:date>2014-03-20T08:38:00</dc:date>
            </office:change-info>
            <text:list xml:id="list744478459374959507" text:style-name="L2">
              <text:list-item text:start-value="3">
                <text:p text:style-name="P19"/>
              </text:list-item>
              <text:list-item>
                <text:p text:style-name="P19"/>
              </text:list-item>
            </text:list>
          </text:deletion>
        </text:changed-region>
        <text:changed-region xml:id="ct171482608" text:id="ct171482608">
          <text:insertion>
            <office:change-info>
              <dc:creator>azabala </dc:creator>
              <dc:date>2014-03-20T11:02:00</dc:date>
            </office:change-info>
          </text:insertion>
        </text:changed-region>
        <text:changed-region xml:id="ct172723712" text:id="ct172723712">
          <text:deletion>
            <office:change-info>
              <dc:creator>azabala </dc:creator>
              <dc:date>2014-03-20T11:09:00</dc:date>
            </office:change-info>
            <text:p text:style-name="P20"><text:span text:style-name="Emphasis"><text:span text:style-name="T1">El importe asciende a </text:span></text:span></text:p>
          </text:deletion>
        </text:changed-region>
        <text:changed-region xml:id="ct172837600" text:id="ct172837600">
          <text:deletion>
            <office:change-info>
              <dc:creator>azabala </dc:creator>
              <dc:date>2014-07-01T12:46:00</dc:date>
            </office:change-info>
            <text:p text:style-name="P20"><text:span text:style-name="Emphasis"><text:span text:style-name="T1">17850,41</text:span></text:span></text:p>
          </text:deletion>
        </text:changed-region>
        <text:changed-region xml:id="ct173906368" text:id="ct173906368">
          <text:insertion>
            <office:change-info>
              <dc:creator>azabala </dc:creator>
              <dc:date>2014-07-01T12:49:00</dc:date>
            </office:change-info>
          </text:insertion>
        </text:changed-region>
        <text:changed-region xml:id="ct173710280" text:id="ct173710280">
          <text:deletion>
            <office:change-info>
              <dc:creator>azabala </dc:creator>
              <dc:date>2014-07-01T12:47:00</dc:date>
            </office:change-info>
            <text:p text:style-name="P20"><text:span text:style-name="Emphasis"><text:span text:style-name="T2">DIECISIETE</text:span></text:span></text:p>
          </text:deletion>
        </text:changed-region>
        <text:changed-region xml:id="ct173399048" text:id="ct173399048">
          <text:deletion>
            <office:change-info>
              <dc:creator>azabala </dc:creator>
              <dc:date>2014-07-01T12:49:00</dc:date>
            </office:change-info>
            <text:p text:style-name="P20"><text:span text:style-name="Emphasis"><text:span text:style-name="T2"><text:s/>MIL </text:span></text:span></text:p>
          </text:deletion>
        </text:changed-region>
        <text:changed-region xml:id="ct172723952" text:id="ct172723952">
          <text:deletion>
            <office:change-info>
              <dc:creator>azabala </dc:creator>
              <dc:date>2014-07-01T12:47:00</dc:date>
            </office:change-info>
            <text:p text:style-name="P20"><text:span text:style-name="Emphasis"><text:span text:style-name="T2">OCHOCIENTOS CINCUENTA </text:span></text:span></text:p>
          </text:deletion>
        </text:changed-region>
        <text:changed-region xml:id="ct173710184" text:id="ct173710184">
          <text:deletion>
            <office:change-info>
              <dc:creator>azabala </dc:creator>
              <dc:date>2014-07-01T12:49:00</dc:date>
            </office:change-info>
            <text:p text:style-name="P20"><text:span text:style-name="Emphasis"><text:span text:style-name="T2">EUROS</text:span></text:span></text:p>
          </text:deletion>
        </text:changed-region>
        <text:changed-region xml:id="ct173710088" text:id="ct173710088">
          <text:deletion>
            <office:change-info>
              <dc:creator>azabala </dc:creator>
              <dc:date>2014-07-01T12:47:00</dc:date>
            </office:change-info>
            <text:p text:style-name="P20"><text:span text:style-name="Emphasis"><text:span text:style-name="T2"><text:s/>CON CUARENTA Y UN CÉNTIMOS</text:span></text:span></text:p>
          </text:deletion>
        </text:changed-region>
        <text:changed-region xml:id="ct167307464" text:id="ct167307464">
          <text:insertion>
            <office:change-info>
              <dc:creator>azabala </dc:creator>
              <dc:date>2014-07-01T12:49:00</dc:date>
            </office:change-info>
          </text:insertion>
        </text:changed-region>
        <text:changed-region xml:id="ct167997440" text:id="ct167997440">
          <text:deletion>
            <office:change-info>
              <dc:creator>azabala </dc:creator>
              <dc:date>2014-07-01T12:47:00</dc:date>
            </office:change-info>
            <text:p text:style-name="P20"><text:span text:style-name="Emphasis"><text:span text:style-name="T2">no</text:span></text:span></text:p>
          </text:deletion>
        </text:changed-region>
        <text:changed-region xml:id="ct175855760" text:id="ct175855760">
          <text:insertion>
            <office:change-info>
              <dc:creator>azabala </dc:creator>
              <dc:date>2014-07-01T12:50:00</dc:date>
            </office:change-info>
          </text:insertion>
        </text:changed-region>
        <text:changed-region xml:id="ct168976600" text:id="ct168976600">
          <text:deletion>
            <office:change-info>
              <dc:creator>azabala </dc:creator>
              <dc:date>2014-07-01T12:50:00</dc:date>
            </office:change-info>
            <text:p text:style-name="P20"><text:span text:style-name="Emphasis"><text:span text:style-name="T2">21.599,00</text:span></text:span></text:p>
          </text:deletion>
        </text:changed-region>
        <text:changed-region xml:id="ct177240424" text:id="ct177240424">
          <text:insertion>
            <office:change-info>
              <dc:creator>azabala </dc:creator>
              <dc:date>2014-07-01T12:50:00</dc:date>
            </office:change-info>
          </text:insertion>
        </text:changed-region>
        <text:changed-region xml:id="ct176972192" text:id="ct176972192">
          <text:deletion>
            <office:change-info>
              <dc:creator>azabala </dc:creator>
              <dc:date>2014-07-01T12:50:00</dc:date>
            </office:change-info>
            <text:p text:style-name="P20"><text:span text:style-name="Emphasis"><text:span text:style-name="T2"><text:s/></text:span></text:span></text:p>
          </text:deletion>
        </text:changed-region>
        <text:changed-region xml:id="ct178022696" text:id="ct178022696">
          <text:insertion>
            <office:change-info>
              <dc:creator>azabala </dc:creator>
              <dc:date>2014-07-01T12:50:00</dc:date>
            </office:change-info>
          </text:insertion>
        </text:changed-region>
        <text:changed-region xml:id="ct173722288" text:id="ct173722288">
          <text:insertion>
            <office:change-info>
              <dc:creator>azabala </dc:creator>
              <dc:date>2014-07-01T12:51:00</dc:date>
            </office:change-info>
          </text:insertion>
        </text:changed-region>
        <text:changed-region xml:id="ct178113920" text:id="ct178113920">
          <text:deletion>
            <office:change-info>
              <dc:creator>azabala </dc:creator>
              <dc:date>2014-07-01T12:50:00</dc:date>
            </office:change-info>
            <text:p text:style-name="P21"><text:span text:style-name="Emphasis"><text:span text:style-name="T3">21.599,00</text:span></text:span></text:p>
          </text:deletion>
        </text:changed-region>
        <text:changed-region xml:id="ct174391400" text:id="ct174391400">
          <text:insertion>
            <office:change-info>
              <dc:creator>azabala </dc:creator>
              <dc:date>2014-07-02T09:02:00</dc:date>
            </office:change-info>
          </text:insertion>
        </text:changed-region>
        <text:changed-region xml:id="ct173897200" text:id="ct173897200">
          <text:insertion>
            <office:change-info>
              <dc:creator>azabala </dc:creator>
              <dc:date>2014-07-02T09:01:00</dc:date>
            </office:change-info>
          </text:insertion>
        </text:changed-region>
        <text:changed-region xml:id="ct165949136" text:id="ct165949136">
          <text:insertion>
            <office:change-info>
              <dc:creator>azabala </dc:creator>
              <dc:date>2014-07-01T12:50:00</dc:date>
            </office:change-info>
          </text:insertion>
        </text:changed-region>
        <text:changed-region xml:id="ct168956240" text:id="ct168956240">
          <text:insertion>
            <office:change-info>
              <dc:creator>azabala </dc:creator>
              <dc:date>2014-03-20T09:11:00</dc:date>
            </office:change-info>
          </text:insertion>
        </text:changed-region>
        <text:changed-region xml:id="ct168957208" text:id="ct168957208">
          <text:insertion>
            <office:change-info>
              <dc:creator>azabala </dc:creator>
              <dc:date>2014-07-02T09:01:00</dc:date>
            </office:change-info>
          </text:insertion>
        </text:changed-region>
        <text:changed-region xml:id="ct174805920" text:id="ct174805920">
          <text:deletion>
            <office:change-info>
              <dc:creator>azabala </dc:creator>
              <dc:date>2014-03-20T09:56:00</dc:date>
            </office:change-info>
            <text:p text:style-name="P22">licitador</text:p>
          </text:deletion>
        </text:changed-region>
        <text:changed-region xml:id="ct178168248" text:id="ct178168248">
          <text:insertion>
            <office:change-info>
              <dc:creator>azabala </dc:creator>
              <dc:date>2014-03-20T09:56:00</dc:date>
            </office:change-info>
          </text:insertion>
        </text:changed-region>
        <text:changed-region xml:id="ct173890544" text:id="ct173890544">
          <text:insertion>
            <office:change-info>
              <dc:creator>azabala </dc:creator>
              <dc:date>2014-03-20T09:55:00</dc:date>
            </office:change-info>
          </text:insertion>
        </text:changed-region>
        <text:changed-region xml:id="ct178168344" text:id="ct178168344">
          <text:deletion>
            <office:change-info>
              <dc:creator>azabala </dc:creator>
              <dc:date>2014-03-20T09:55:00</dc:date>
            </office:change-info>
            <text:p text:style-name="P22">a</text:p>
          </text:deletion>
        </text:changed-region>
        <text:changed-region xml:id="ct178168440" text:id="ct178168440">
          <text:insertion>
            <office:change-info>
              <dc:creator>azabala </dc:creator>
              <dc:date>2014-03-20T09:55:00</dc:date>
            </office:change-info>
          </text:insertion>
        </text:changed-region>
        <text:changed-region xml:id="ct173890640" text:id="ct173890640">
          <text:deletion>
            <office:change-info>
              <dc:creator>azabala </dc:creator>
              <dc:date>2014-03-20T09:55:00</dc:date>
            </office:change-info>
            <text:p text:style-name="P22">a</text:p>
          </text:deletion>
        </text:changed-region>
        <text:changed-region xml:id="ct173890736" text:id="ct173890736">
          <text:insertion>
            <office:change-info>
              <dc:creator>azabala </dc:creator>
              <dc:date>2014-03-20T09:55:00</dc:date>
            </office:change-info>
          </text:insertion>
        </text:changed-region>
        <text:changed-region xml:id="ct167998160" text:id="ct167998160">
          <text:insertion>
            <office:change-info>
              <dc:creator>azabala </dc:creator>
              <dc:date>2014-03-20T09:55:00</dc:date>
            </office:change-info>
          </text:insertion>
        </text:changed-region>
        <text:changed-region xml:id="ct175647840" text:id="ct175647840">
          <text:insertion>
            <office:change-info>
              <dc:creator>azabala </dc:creator>
              <dc:date>2014-03-20T09:56:00</dc:date>
            </office:change-info>
          </text:insertion>
        </text:changed-region>
        <text:changed-region xml:id="ct177240296" text:id="ct177240296">
          <text:deletion>
            <office:change-info>
              <dc:creator>azabala </dc:creator>
              <dc:date>2014-07-01T12:51:00</dc:date>
            </office:change-info>
            <text:p text:style-name="P23">semestral</text:p>
          </text:deletion>
        </text:changed-region>
        <text:changed-region xml:id="ct178113600" text:id="ct178113600">
          <text:insertion>
            <office:change-info>
              <dc:creator>azabala </dc:creator>
              <dc:date>2014-07-01T12:51:00</dc:date>
            </office:change-info>
          </text:insertion>
        </text:changed-region>
        <text:changed-region xml:id="ct168558672" text:id="ct168558672">
          <text:insertion>
            <office:change-info>
              <dc:creator>azabala </dc:creator>
              <dc:date>2014-03-20T09:57:00</dc:date>
            </office:change-info>
          </text:insertion>
        </text:changed-region>
        <text:changed-region xml:id="ct173721480" text:id="ct173721480">
          <text:insertion>
            <office:change-info>
              <dc:creator>azabala </dc:creator>
              <dc:date>2014-03-20T09:57:00</dc:date>
            </office:change-info>
          </text:insertion>
        </text:changed-region>
        <text:changed-region xml:id="ct175861784" text:id="ct175861784">
          <text:insertion>
            <office:change-info>
              <dc:creator>azabala </dc:creator>
              <dc:date>2014-03-20T11:10:00</dc:date>
            </office:change-info>
          </text:insertion>
        </text:changed-region>
        <text:changed-region xml:id="ct175574424" text:id="ct175574424">
          <text:deletion>
            <office:change-info>
              <dc:creator>azabala </dc:creator>
              <dc:date>2014-07-01T12:51:00</dc:date>
            </office:change-info>
            <text:p text:style-name="P24">2</text:p>
          </text:deletion>
        </text:changed-region>
        <text:changed-region xml:id="ct176971712" text:id="ct176971712">
          <text:deletion>
            <office:change-info>
              <dc:creator>azabala </dc:creator>
              <dc:date>2014-03-20T09:57:00</dc:date>
            </office:change-info>
            <text:p text:style-name="P24">1 de febrero</text:p>
          </text:deletion>
        </text:changed-region>
        <text:changed-region xml:id="ct165948800" text:id="ct165948800">
          <text:insertion>
            <office:change-info>
              <dc:creator>azabala </dc:creator>
              <dc:date>2014-07-01T12:51:00</dc:date>
            </office:change-info>
          </text:insertion>
        </text:changed-region>
        <text:changed-region xml:id="ct174392352" text:id="ct174392352">
          <text:insertion>
            <office:change-info>
              <dc:creator>azabala </dc:creator>
              <dc:date>2014-03-20T09:57:00</dc:date>
            </office:change-info>
          </text:insertion>
        </text:changed-region>
        <text:changed-region xml:id="ct175857464" text:id="ct175857464">
          <text:insertion>
            <office:change-info>
              <dc:creator>azabala </dc:creator>
              <dc:date>2014-07-01T12:51:00</dc:date>
            </office:change-info>
          </text:insertion>
        </text:changed-region>
        <text:changed-region xml:id="ct173709928" text:id="ct173709928">
          <text:deletion>
            <office:change-info>
              <dc:creator>azabala </dc:creator>
              <dc:date>2014-03-20T08:28:00</dc:date>
            </office:change-info>
            <text:p text:style-name="P24">EL JEFE <text:s/>DE SERVICIO DE COORDINACIÓN<text:line-break/>Y DESARROLLO DESISTEMAS HORIZONTALES</text:p>
          </text:deletion>
        </text:changed-region>
        <text:changed-region xml:id="ct166296048" text:id="ct166296048">
          <text:deletion>
            <office:change-info>
              <dc:creator>azabala </dc:creator>
              <dc:date>2014-03-20T08:38:00</dc:date>
            </office:change-info>
            <text:p text:style-name="P24"/>
            <text:p text:style-name="P24"/>
            <text:p text:style-name="P25"/>
            <text:p text:style-name="P24"/>
          </text:deletion>
        </text:changed-region>
        <text:changed-region xml:id="ct169692616" text:id="ct169692616">
          <text:deletion>
            <office:change-info>
              <dc:creator>azabala </dc:creator>
              <dc:date>2014-03-20T08:22:00</dc:date>
            </office:change-info>
            <text:p text:style-name="P26"><text:tab/><text:tab/><text:tab/> <text:s text:c="4"/></text:p>
          </text:deletion>
        </text:changed-region>
        <text:changed-region xml:id="ct172798176" text:id="ct172798176">
          <text:insertion>
            <office:change-info>
              <dc:creator>azabala </dc:creator>
              <dc:date>2014-03-20T08:22:00</dc:date>
            </office:change-info>
          </text:insertion>
        </text:changed-region>
        <text:changed-region xml:id="ct172910832" text:id="ct172910832">
          <text:deletion>
            <office:change-info>
              <dc:creator>azabala </dc:creator>
              <dc:date>2014-03-20T08:28:00</dc:date>
            </office:change-info>
            <text:p text:style-name="P26">DIGITAL</text:p>
          </text:deletion>
        </text:changed-region>
        <text:changed-region xml:id="ct168977032" text:id="ct168977032">
          <text:deletion>
            <office:change-info>
              <dc:creator>azabala </dc:creator>
              <dc:date>2014-03-20T08:23:00</dc:date>
            </office:change-info>
            <text:p text:style-name="P26"><text:s/></text:p>
          </text:deletion>
        </text:changed-region>
        <text:changed-region xml:id="ct168976936" text:id="ct168976936">
          <text:deletion>
            <office:change-info>
              <dc:creator>azabala </dc:creator>
              <dc:date>2014-03-20T08:28:00</dc:date>
            </office:change-info>
            <text:p text:style-name="P26"><text:s/>DE POLÍTICA</text:p>
          </text:deletion>
        </text:changed-region>
        <text:changed-region xml:id="ct167307144" text:id="ct167307144">
          <text:deletion>
            <office:change-info>
              <dc:creator>azabala </dc:creator>
              <dc:date>2014-03-20T08:27:00</dc:date>
            </office:change-info>
            <text:p text:style-name="P26"><text:s/></text:p>
          </text:deletion>
        </text:changed-region>
        <text:changed-region xml:id="ct167307048" text:id="ct167307048">
          <text:deletion>
            <office:change-info>
              <dc:creator>azabala </dc:creator>
              <dc:date>2014-03-20T08:28:00</dc:date>
            </office:change-info>
            <text:p text:style-name="P26"><text:s text:c="6"/><text:tab/> <text:s text:c="84"/></text:p>
          </text:deletion>
        </text:changed-region>
        <text:changed-region xml:id="ct172798360" text:id="ct172798360">
          <text:deletion>
            <office:change-info>
              <dc:creator>azabala </dc:creator>
              <dc:date>2014-03-20T08:23:00</dc:date>
            </office:change-info>
            <text:p text:style-name="P26"/>
            <text:p text:style-name="P26"/>
          </text:deletion>
        </text:changed-region>
        <text:changed-region xml:id="ct167307280" text:id="ct167307280">
          <text:deletion>
            <office:change-info>
              <dc:creator>azabala </dc:creator>
              <dc:date>2014-03-20T08:28:00</dc:date>
            </office:change-info>
            <text:p text:style-name="P26">VºBº LA COORDINADORA</text:p>
          </text:deletion>
        </text:changed-region>
        <text:changed-region xml:id="ct175856432" text:id="ct175856432">
          <text:insertion>
            <office:change-info>
              <dc:creator>azabala </dc:creator>
              <dc:date>2014-03-20T08:23:00</dc:date>
            </office:change-info>
          </text:insertion>
        </text:changed-region>
        <text:changed-region xml:id="ct168563704" text:id="ct168563704">
          <text:deletion>
            <office:change-info>
              <dc:creator>azabala </dc:creator>
              <dc:date>2014-03-20T08:28:00</dc:date>
            </office:change-info>
            <text:p text:style-name="P27"/>
            <text:p text:style-name="P27"/>
          </text:deletion>
        </text:changed-region>
        <text:changed-region xml:id="ct172851328" text:id="ct172851328">
          <text:insertion>
            <office:change-info>
              <dc:creator>azabala </dc:creator>
              <dc:date>2014-03-20T08: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1">INFORME DEL SERVICIO DE COORDINACIÓN Y DESARROLLO DE SISTEMAS HORIZONTALES <text:s text:c="2"/>SOBRE LA NECESIDAD, IDONEIDAD Y CARACTERÍSTICAS DE LAS PRESTACIONES OBJETO DEL <text:s/>CONTRATO DENOMINADO “SOPORTE Y <text:change-start text:change-id="ct172784800"/>MANTENIMIENTO CORRECTIVO <text:change-end text:change-id="ct172784800"/><text:change text:change-id="ct172784992"/><text:s/>DE<text:change-start text:change-id="ct175949440"/>L SISTEMA DE INFO<text:change-end text:change-id="ct175949440"/><text:change-start text:change-id="ct174532376"/>RMACIÓN INFOCOR <text:change-end text:change-id="ct174532376"/><text:change text:change-id="ct176833400"/>.</text:p>
      <text:p text:style-name="P1"/>
      <text:p text:style-name="P1"/>
      <text:list xml:id="list111136925357155" text:continue-list="list111138476496350" text:style-name="L1">
        <text:list-item>
          <text:p text:style-name="P89"><text:change text:change-id="ct173866128"/><text:change-start text:change-id="ct166270864"/>Antecedentes.<text:change-end text:change-id="ct166270864"/></text:p>
          <text:p text:style-name="P90"/>
        </text:list-item>
      </text:list>
      <text:p text:style-name="P3">El sistema INFOCOR (Sistema de Información para la gestión de solicitudes de informes vinculantes y de comunicaciones sustitutivas) fue desarrollado por la consejería competente en materia de política informática para dar cumplimiento a la Orden de 19 de abril de 2006 de 9 de junio, sobre coordinación de la elaboración y desarrollo de la política informática de la Junta de Andalucía, que establecía en el procedimiento de contratación de bienes y servicios TIC la obligatoriedad de recabar el informe vinculante de la consejería competente en política informática.<text:change text:change-id="ct177256104"/><text:change-start text:change-id="ct177256272"/></text:p>
      <text:p text:style-name="P3"/>
      <text:p text:style-name="P3"><text:change-end text:change-id="ct177256272"/>Tanto el Decreto 104/1992 como la Orden de 19 de Abril de 2006 fueron derogadas por el Decreto 156/2012, de 12 de Junio de 2012, por el que se regula la estructura orgánica de la Consejería de Hacienda y Administración Pública.</text:p>
      <text:list xml:id="list111136906703999" text:continue-numbering="true" text:style-name="L1">
        <text:list-header>
          <text:p text:style-name="P5"/>
        </text:list-header>
      </text:list>
      <text:p text:style-name="P78">No obstante, la publicación de la Orden de 23 de octubre de 2012, por la que se desarrollan determinados aspectos de la política informática de la Junta de Andalucía, volvía a introducir la obligación de recabar informe vinculante de la consejería competente en materia de Política Digital en las contrataciones de bienes y servicios TIC, estableciendo además que el proceso de gestión relacionado con el procedimiento de emisión de informe por medios electrónicos se llevaría a cabo a través de la plataforma INFOCOR o aquella que la sustituya. </text:p>
      <text:p text:style-name="P61"/>
      <text:p text:style-name="P61">Por otro lado, el Decreto 149/2012, de 5 de junio, por el que se regula la estructura orgánica de la Consejería de Economía, Innovación, Ciencia y Empleo, atribuye a la Dirección General de Telecomunicaciones y Sociedad de la Información, conforme a su artículo 13.2 apartados k) y l) las competencias relativas a la gestión de la Red Corporativa de Telecomunicaciones de la Administración de la Junta de Andalucía, y la coordinación y desarrollo de las políticas de seguridad de los Sistemas de Información y Telecomunicaciones de la Administración de la Junta de Andalucía.</text:p>
      <text:p text:style-name="P61"><text:s text:c="2"/></text:p>
      <text:p text:style-name="P78">La publicación de la Orden de 12 de julio de 2013, por la que se desarrollan sus competencias respecto a la contratación y otros supuestos especiales de servicios, equipos y elementos técnicos de telecomunicaciones y seguridad TIC de la Administración de la Junta de Andalucía, introduce la obligación de recabar el informe vinculante de la Consejería de Economía, Innovación, Ciencia y Empleo en los anteriores supuestos.</text:p>
      <text:p text:style-name="P61"/>
      <text:p text:style-name="P61">Tanto las solicitudes de informe vinculante a la Consejería de Hacienda y Administración Pública como las realizadas a la Consejería de Economía, <text:soft-page-break/>Innovación, Ciencia y Empleo se tramitan a traves de la misma plataforma INFOCOR. <text:change-start text:change-id="ct178187480"/></text:p>
      <text:p text:style-name="P61"/>
      <text:p text:style-name="P62"><text:span text:style-name="T33">INFOCOR se encuentra </text:span><text:span text:style-name="T7">plenamente operativo</text:span><text:span text:style-name="T33">, dando soporte a la tramitación de los expedientes de solicitud de informe vinculante de la CHAP y la CEICE, y comunicaciones sustitutivas. </text:span><text:change-end text:change-id="ct178187480"/><text:change-start text:change-id="ct178103160"/><text:span text:style-name="T33">No obstante, </text:span><text:change-end text:change-id="ct178103160"/><text:change-start text:change-id="ct174786704"/><text:span text:style-name="T33">al tener INFOCOR más</text:span><text:change-end text:change-id="ct174786704"/><text:change-start text:change-id="ct175654176"/><text:span text:style-name="T34"> de siete años de vida útil, durante este periodo ha </text:span><text:change-end text:change-id="ct175654176"/><text:change-start text:change-id="ct171517744"/><text:span text:style-name="T34">experimentado un proceso continuo de mantenimiento, motivado por los cambios normativos de los procedimientos administrativos a los que da soporte, y de la legislación vigente en materia de contratación, lo que ha hecho que cada vez sean mas complejas de realizar las nuevas operaciones de mantenimiento sobre el sistema, </text:span><text:span text:style-name="T35">en un fenómento bien conocido en el campo de la ingeniería del software conocido como </text:span><text:span text:style-name="T36">“degradación del sistema”</text:span><text:span text:style-name="T34">. </text:span><text:span text:style-name="T35">Sin embargo, e</text:span><text:span text:style-name="T34">ste mantenimiento se ha centrado en aspectos funcionales, debido al escenario de fuertes restricciones presupuestarias existente, lo que ha hecho que ciertos componentes de los que INFOCOR depende (especialmente los elementos habilitantes para la Administración Electrónica, como el cliente de firm@ o la versión de trew@ utilizada) hayan quedado t</text:span><text:span text:style-name="T37">ecnológicamente desactualizados, y fuera de soporte. </text:span></text:p>
      <text:p text:style-name="P64"/>
      <text:p text:style-name="P63"><text:span text:style-name="T38">P</text:span><text:span text:style-name="T39">or lo expuesto anteriormente, nos encontramos en un escenario en el que INFOCOR se encuentra dando servicio a una serie de procedimientos administrativos, con un volumen de unos dos mil expedientes anuales, siendo por tanto necesario disponer de servicios de soporte y mantenimiento del sistem</text:span><text:span text:style-name="T40">a</text:span><text:span text:style-name="T39">, pero en el que además éste se encuentra tecnológicamente desactualizado, y bastante degradado debido a todo el mantenimiento que lleva acumulado, por lo que es necesario estudiar el desarrollo de una nueva versión del sistema.</text:span></text:p>
      <text:p text:style-name="P65"><text:change-end text:change-id="ct171517744"/></text:p>
      <text:list xml:id="list111137759424145" text:continue-numbering="true" text:style-name="L1">
        <text:list-header>
          <text:p text:style-name="P4"><text:change text:change-id="ct176852240"/><text:change text:change-id="ct171517840"/></text:p>
        </text:list-header>
        <text:list-item>
          <text:p text:style-name="P83">Objeto y contenido del contrato:</text:p>
          <text:p text:style-name="P83"/>
        </text:list-item>
      </text:list>
      <text:p text:style-name="P8">Para garantizar el correcto funcionamiento del Sistema de Información INFOCOR, se hace necesario abordar este contrato que <text:change text:change-id="ct176852336"/><text:change-start text:change-id="ct174416800"/><text:span text:style-name="T46">permita obtener</text:span><text:change-end text:change-id="ct174416800"/> la prestación de servicios de soporte <text:change text:change-id="ct174416896"/><text:change-start text:change-id="ct176852736"/><text:span text:style-name="T46">y mantenimiento </text:span><text:change-end text:change-id="ct176852736"/>durante un añ<text:change text:change-id="ct178191152"/><text:change text:change-id="ct178191056"/><text:change text:change-id="ct178103000"/><text:change text:change-id="ct178102904"/><text:change text:change-id="ct176852832"/><text:change-start text:change-id="ct178191392"/><text:span text:style-name="T29">o. </text:span><text:change-end text:change-id="ct178191392"/><text:change-start text:change-id="ct178191488"/></text:p>
      <text:p text:style-name="P10"/>
      <text:p text:style-name="P10"><text:change-end text:change-id="ct178191488"/><text:change text:change-id="ct172823320"/><text:change-start text:change-id="ct173903088"/>En concreto, el adjudicatario <text:span text:style-name="T48">prestará</text:span> los siguientes servicios:<text:change-end text:change-id="ct173903088"/><text:change-start text:change-id="ct172823416"/></text:p>
      <text:p text:style-name="P10"><text:change-end text:change-id="ct172823416"/></text:p>
      <text:list xml:id="list4396453629802299731" text:style-name="L3">
        <text:list-item>
          <text:p text:style-name="P96"><text:change text:change-id="ct173903584"/><text:change-start text:change-id="ct172823512"/><text:span text:style-name="T6">Mantenimiento</text:span><text:change-end text:change-id="ct172823512"/><text:change-start text:change-id="ct170002576"/><text:span text:style-name="T4"> correctivo y adaptativo básico</text:span><text:change-end text:change-id="ct170002576"/><text:change text:change-id="ct170002672"/><text:change-start text:change-id="ct170002472"/>. <text:change-end text:change-id="ct170002472"/><text:change-start text:change-id="ct170249184"/><text:span text:style-name="T8">E</text:span><text:change-end text:change-id="ct170249184"/><text:change-start text:change-id="ct173368688"/><text:span text:style-name="T8">ste servicio incluye</text:span><text:change-end text:change-id="ct173368688"/><text:change text:change-id="ct173368784"/><text:change-start text:change-id="ct173398720"/><text:span text:style-name="T8"> </text:span><text:change-end text:change-id="ct173398720"/><text:change text:change-id="ct173398816"/><text:change-start text:change-id="ct173399384"/><text:span text:style-name="T8">los desarrollos necesarios</text:span><text:change-end text:change-id="ct173399384"/><text:change-start text:change-id="ct173693752"/><text:span text:style-name="T8"> para</text:span><text:change-end text:change-id="ct173693752"/><text:change-start text:change-id="ct176111960"/><text:span text:style-name="T8"> la corrección de errores</text:span><text:change-end text:change-id="ct176111960"/><text:change text:change-id="ct176112056"/><text:change-start text:change-id="ct168612096"/><text:span text:style-name="T8"> </text:span><text:change-end text:change-id="ct168612096"/>básicos detectados en el funcionamiento del Sistema de Información<text:change-start text:change-id="ct174483896"/>, <text:span text:style-name="T8">así como para actualizar los componentes de su arquitectura (bibliotecas de programación, frameworks, interconexión con otros sistemas externos) de forma que se garantice el correcto funcionamiento </text:span><text:span text:style-name="T45">del</text:span><text:span text:style-name="T8"> sistema.</text:span></text:p>
        </text:list-item>
      </text:list>
      <text:p text:style-name="P11"><text:change-end text:change-id="ct174483896"/></text:p>
      <text:list xml:id="list111138324217596" text:continue-numbering="true" text:style-name="L3">
        <text:list-item>
          <text:p text:style-name="P97"><text:change text:change-id="ct170249432"/><text:change-start text:change-id="ct178002736"/><text:span text:style-name="T5">Servicios de soporte</text:span><text:change-end text:change-id="ct178002736"/><text:change text:change-id="ct173693976"/><text:change-start text:change-id="ct173368520"/><text:span text:style-name="T5"> </text:span><text:change-end text:change-id="ct173368520"/><text:change-start text:change-id="ct173950136"/><text:span text:style-name="T4">y apoyo a </text:span><text:change-end text:change-id="ct173950136"/><text:change-start text:change-id="ct173949912"/><text:span text:style-name="T5">la técnica de </text:span><text:change-end text:change-id="ct173949912"/><text:change-start text:change-id="ct160467632"/><text:span text:style-name="T4">sistemas</text:span><text:change-end text:change-id="ct160467632"/><text:change-start text:change-id="ct176040336"/> <text:span text:style-name="T9">relacionada con el sistema de información INFOCOR</text:span><text:change-end text:change-id="ct176040336"/><text:change text:change-id="ct176040432"/><text:change-start text:change-id="ct174788488"/><text:span text:style-name="T9">. </text:span><text:change-end text:change-id="ct174788488"/><text:change text:change-id="ct173904392"/>Incluirá tareas de apoyo a la instalación, <text:s/>configuración, parametrización , optimización y puesta en marcha de INFOCOR<text:change-start text:change-id="ct176040528"/>.</text:p>
          <text:p text:style-name="P97"><text:change-end text:change-id="ct176040528"/><text:s/></text:p>
        </text:list-item>
        <text:list-item>
          <text:p text:style-name="P96"><text:change-start text:change-id="ct167150928"/><text:soft-page-break/><text:span text:style-name="T5">Servicios de </text:span><text:change-end text:change-id="ct167150928"/><text:change-start text:change-id="ct174789016"/><text:span text:style-name="T4">Soporte </text:span><text:change-end text:change-id="ct174789016"/><text:change-start text:change-id="ct174789112"/><text:span text:style-name="T5">y atención </text:span><text:change-end text:change-id="ct174789112"/><text:change-start text:change-id="ct174789312"/><text:span text:style-name="T4">a consultas</text:span><text:change-end text:change-id="ct174789312"/><text:change text:change-id="ct174456808"/><text:change text:change-id="ct174456712"/><text:change-start text:change-id="ct174789208"/>. <text:change-end text:change-id="ct174789208"/><text:change-start text:change-id="ct160467728"/><text:span text:style-name="T9">Servicios de </text:span><text:change-end text:change-id="ct160467728"/>respuesta a consultas <text:change-start text:change-id="ct176849128"/><text:span text:style-name="T8">de carácter técnico, sobre el funcionamiento, parametrización y configuración, </text:span><text:change-end text:change-id="ct176849128"/>realizadas por el personal técnico de la Dirección General de Política Digital para la resolución <text:change-start text:change-id="ct175896088"/><text:span text:style-name="T9">de problemas que puedan surgir durante la operativa del sistema.</text:span><text:change-end text:change-id="ct175896088"/><text:change-start text:change-id="ct173604288"/></text:p>
        </text:list-item>
      </text:list>
      <text:p text:style-name="P11"/>
      <text:p text:style-name="P47"><text:change-end text:change-id="ct173604288"/><text:change-start text:change-id="ct175877536"/>Para la prestación de estos servicios se requerirá un esfuerzo de trabajo, estimado en horas/hombre para un número determinado de perfiles, que se <text:change-end text:change-id="ct175877536"/><text:change-start text:change-id="ct176829336"/>desarrollan en el apartado “Presupuesto, anualidades y aplicación presupuestaria” de la presente memoria.<text:change-end text:change-id="ct176829336"/><text:change-start text:change-id="ct160468440"/> La modalidad de prestación de servicio será bajo el concepto de “órdenes de trabajo”, en <text:s/>el que la dirección del proyecto formulará una petición<text:change-end text:change-id="ct160468440"/><text:change-start text:change-id="ct176040624"/> o encargo de trabajos de mantenimiento, que darán solución a una problemática o necesidad identificada para el correcto funcionamiento del sistema<text:change-end text:change-id="ct176040624"/><text:change-start text:change-id="ct174456040"/>, <text:span text:style-name="T47">y </text:span><text:change-end text:change-id="ct174456040"/><text:change-start text:change-id="ct173436512"/><text:span text:style-name="T47">el proveedor de servicios, previa estimación del esfuerzo requerido y </text:span><text:change-end text:change-id="ct173436512"/><text:change-start text:change-id="ct178014056"/><text:span text:style-name="T47">con la aprobación de dicha estimación y del plan de trabajo asociado por parte de la Dirección, </text:span><text:change-end text:change-id="ct178014056"/><text:change-start text:change-id="ct169033224"/><text:span text:style-name="T47">procederá a ejecutar dicho encargo.</text:span><text:change-end text:change-id="ct169033224"/><text:change-start text:change-id="ct175924488"/></text:p>
      <text:p text:style-name="P47"/>
      <text:p text:style-name="P50"><text:span text:style-name="T31">No obstante,</text:span><text:change-end text:change-id="ct175924488"/><text:change-start text:change-id="ct172291280"/><text:span text:style-name="T31"> es necesario tener en cuenta que e</text:span><text:change-end text:change-id="ct172291280"/><text:change-start text:change-id="ct174457048"/><text:span text:style-name="T41">sta Dirección General </text:span><text:span text:style-name="T42">está realizando un estudio </text:span><text:span text:style-name="T44">de viabilidad del </text:span><text:span text:style-name="T42">desarrollo de </text:span><text:span text:style-name="T44">una</text:span><text:span text:style-name="T42"> nueva versión del sistema INFOCOR, bien como sistema independiente bien como parte de una solución genérica para la tramitación de expedientes vinculados a solicitudes de informe, </text:span><text:span text:style-name="T44">que solvente los problemas de mantenimiento y las limitaciones tecnológicas y funcionales de la versión actual</text:span><text:span text:style-name="T42">. En el caso de que como resultado de dicho estudi</text:span><text:span text:style-name="T43">o se </text:span><text:span text:style-name="T44">aborde la construcción del nuevo sistema, estará incluido en el objeto del presente contrato los trabajos de desarrollo relacionados con la migración de funcionalides <text:s/>ofrecidas por la versión actual de INFOCOR al nuevo sistema de información, por un esfuerzo equivalente al esfuerzo pendiente de ejecutar del presente contrato, siempre bajo la modalidad de “órdenes de trabajo” descrita anteriormente.</text:span></text:p>
      <text:p text:style-name="P59"/>
      <text:p text:style-name="P57"><text:change-end text:change-id="ct174457048"/><text:change text:change-id="ct170248984"/></text:p>
      <text:list xml:id="list111136798597845" text:continue-list="list744478459374959507" text:style-name="L2">
        <text:list-item text:start-value="3">
          <text:p text:style-name="P19"><text:change text:change-id="ct171303576"/>Procedimiento de adjudicación y tramitación del expediente:</text:p>
        </text:list-item>
      </text:list>
      <text:p text:style-name="P33"/>
      <text:p text:style-name="P54"><text:span text:style-name="Emphasis"><text:span text:style-name="T17">Por la naturaleza de los trabajos a realizar se trata de un contrato de servicios y su adjudicación se realizará por procedimiento <text:s/>MENOR.</text:span></text:span></text:p>
      <text:p text:style-name="P39"/>
      <text:p text:style-name="P76"/>
      <text:list xml:id="list2404077515346482882" text:style-name="L4">
        <text:list-item>
          <text:p text:style-name="P84">Presupuesto, anualidades y aplicación presupuestaria:</text:p>
        </text:list-item>
      </text:list>
      <text:p text:style-name="P33"/>
      <text:p text:style-name="P52"><text:change-start text:change-id="ct171482608"/><text:span text:style-name="Emphasis"><text:span text:style-name="T1">Para determinar el presupuesto del contrato se ha estimado el esfuerzo requerido para la prestación de los servicios y la categoría profesional adecuada para ejecutarlos. Así, el perfil profesional adecuado para desarrollar los trabajos a lo largo de un año será el de uno o varios Analistas/Programadores y, en menor medida, para la gestión del equipo e interlocución con el Director del Proyecto de la Dirección General de Política Digital, un Jefe de Proyecto. </text:span></text:span></text:p>
      <text:p text:style-name="P52"><text:span text:style-name="Emphasis"><text:span text:style-name="T1"/></text:span></text:p>
      <text:p text:style-name="P20"><text:span text:style-name="Emphasis"><text:span text:style-name="T1">La estimación al alza para una prestación adecuada del servicio de asistencia técnica es de </text:span></text:span><text:span text:style-name="Emphasis"><text:span text:style-name="T13">233</text:span></text:span><text:span text:style-name="Emphasis"><text:span text:style-name="T1"> unidades de trabajo (una unidad de trabajo se ha asimilado a una hora de dedicación del equipo), considerando un esfuerzo de dedicación de la jefatura del proyecto del 1%. Tomando como referencia de mercado un precio medio para la hora/técnico de 30 Euros, IVA incluído, el presupuesto máximo de licitación para el presente contrato asciende a </text:span></text:span><text:change-end text:change-id="ct171482608"/><text:change text:change-id="ct172723712"/><text:change text:change-id="ct172837600"/><text:change-start text:change-id="ct173906368"/><text:span text:style-name="Emphasis"><text:span text:style-name="T13">5.776,86</text:span></text:span><text:change-end text:change-id="ct173906368"/><text:span text:style-name="Emphasis"><text:span text:style-name="T2"> € (</text:span></text:span><text:change text:change-id="ct173710280"/><text:change text:change-id="ct173399048"/><text:change text:change-id="ct172723952"/><text:change text:change-id="ct173710184"/><text:change text:change-id="ct173710088"/><text:change-start text:change-id="ct167307464"/><text:span text:style-name="Emphasis"><text:span text:style-name="T13">CINCO MIL SETECIENTOS SETENTA Y SEIS EUROS</text:span></text:span><text:change-end text:change-id="ct167307464"/><text:span text:style-name="Emphasis"><text:span text:style-name="T2">) IVA </text:span></text:span><text:change text:change-id="ct167997440"/><text:span text:style-name="Emphasis"><text:span text:style-name="T2"><text:s/></text:span></text:span><text:change-start text:change-id="ct175855760"/><text:span text:style-name="Emphasis"><text:span text:style-name="T13">NO </text:span></text:span><text:change-end text:change-id="ct175855760"/><text:span text:style-name="Emphasis"><text:span text:style-name="T2">INCLUIDO, </text:span></text:span><text:change text:change-id="ct168976600"/><text:change-start text:change-id="ct177240424"/><text:span text:style-name="Emphasis"><text:span text:style-name="T13">6.990,00</text:span></text:span><text:change-end text:change-id="ct177240424"/><text:span text:style-name="Emphasis"><text:span text:style-name="T2"> </text:span></text:span><text:change text:change-id="ct176972192"/><text:span text:style-name="Emphasis"><text:span text:style-name="T2">€ </text:span></text:span><text:change-start text:change-id="ct178022696"/><text:span text:style-name="Emphasis"><text:span text:style-name="T13">(SEIS MIL NOVECIENTOS NOVENTA</text:span></text:span><text:change-end text:change-id="ct178022696"/><text:change-start text:change-id="ct173722288"/><text:span text:style-name="Emphasis"><text:span text:style-name="T13">) </text:span></text:span><text:change-end text:change-id="ct173722288"/><text:span text:style-name="Emphasis"><text:span text:style-name="T2">IVA INCLUIDO, distribuyéndose en las siguientes anualidades IVA INCLUIDO:</text:span></text:span></text:p>
      <text:p text:style-name="P41"/>
      <text:p text:style-name="P21"><text:span text:style-name="Emphasis"><text:span text:style-name="T3">2014:<text:tab/> </text:span></text:span><text:change text:change-id="ct178113920"/><text:change-start text:change-id="ct174391400"/><text:span text:style-name="Emphasis"><text:span text:style-name="T16">4</text:span></text:span><text:change-end text:change-id="ct174391400"/><text:change-start text:change-id="ct173897200"/><text:span text:style-name="Emphasis"><text:span text:style-name="T16">.000</text:span></text:span><text:change-end text:change-id="ct173897200"/><text:change-start text:change-id="ct165949136"/><text:span text:style-name="Emphasis"><text:span text:style-name="T15">,00</text:span></text:span><text:change-end text:change-id="ct165949136"/><text:span text:style-name="Emphasis"><text:span text:style-name="T3"> </text:span></text:span><text:span text:style-name="Emphasis"><text:span text:style-name="T10"><text:s/></text:span></text:span><text:span text:style-name="Emphasis"><text:span text:style-name="T19">€</text:span></text:span><text:span text:style-name="Emphasis"><text:span text:style-name="T10">, aplicación presupuestaria XXXXXX</text:span></text:span><text:span text:style-name="T18">, proyecto XXXX</text:span><text:change-start text:change-id="ct168956240"/></text:p>
      <text:p text:style-name="P55"><text:change-end text:change-id="ct168956240"/><text:change-start text:change-id="ct168957208"/><text:span text:style-name="Emphasis"><text:span text:style-name="T26">201</text:span></text:span><text:span text:style-name="Emphasis"><text:span text:style-name="T28">5</text:span></text:span><text:span text:style-name="Emphasis"><text:span text:style-name="T26">:<text:tab/> </text:span></text:span><text:span text:style-name="Emphasis"><text:span text:style-name="T28">2</text:span></text:span><text:span text:style-name="Emphasis"><text:span text:style-name="T27">.990,00</text:span></text:span><text:span text:style-name="Emphasis"><text:span text:style-name="T26"> <text:s/></text:span></text:span><text:span text:style-name="Emphasis"><text:span text:style-name="T50">€</text:span></text:span><text:span text:style-name="Emphasis"><text:span text:style-name="T26">, aplicación presupuestaria XXXXXX</text:span></text:span>, proyecto XXXX<text:change-end text:change-id="ct168957208"/></text:p>
      <text:p text:style-name="P37"/>
      <text:list xml:id="list7044719026720973705" text:style-name="L5">
        <text:list-item>
          <text:p text:style-name="P85">Plazo de ejecución:</text:p>
        </text:list-item>
      </text:list>
      <text:p text:style-name="P33"/>
      <text:p text:style-name="P48">La duración inicial<text:span text:style-name="T30"> del contrato será de 12 meses, incluyendo el soporte, a contar desde la firma del contrato.</text:span></text:p>
      <text:p text:style-name="P37"/>
      <text:list xml:id="list7231238983936819372" text:style-name="L6">
        <text:list-item>
          <text:p text:style-name="P86">Programa de trabajo:</text:p>
        </text:list-item>
      </text:list>
      <text:p text:style-name="P33"/>
      <text:p text:style-name="P22">El <text:change text:change-id="ct174805920"/><text:change-start text:change-id="ct178168248"/><text:span text:style-name="T47">prestador de servicios</text:span><text:change-end text:change-id="ct178168248"/> presentará una propuesta de programa de trabajo <text:change-start text:change-id="ct173890544"/><text:span text:style-name="T47">genérico </text:span><text:change-end text:change-id="ct173890544"/>que, en cualquier caso, será revisad<text:change text:change-id="ct178168344"/><text:change-start text:change-id="ct178168440"/><text:span text:style-name="T47">o</text:span><text:change-end text:change-id="ct178168440"/> y ajustad<text:change text:change-id="ct173890640"/><text:change-start text:change-id="ct173890736"/><text:span text:style-name="T47">o</text:span><text:change-end text:change-id="ct173890736"/> con el criterio de la Dirección del Proyecto.<text:change-start text:change-id="ct167998160"/> <text:span text:style-name="T47">Para cada una de las órdenes de trabajo derivadas de los encargos de mante</text:span><text:change-end text:change-id="ct167998160"/><text:change-start text:change-id="ct175647840"/><text:span text:style-name="T47">nimiento realizados por la Dirección presentará a su vez un programa de trabajo particularizado.</text:span><text:change-end text:change-id="ct175647840"/></text:p>
      <text:p text:style-name="P40"/>
      <text:list xml:id="list8376036686194290346" text:style-name="L7">
        <text:list-item>
          <text:p text:style-name="P87">Forma de pago:</text:p>
        </text:list-item>
      </text:list>
      <text:p text:style-name="P33"/>
      <text:p text:style-name="P23">La forma de pago será <text:change text:change-id="ct177240296"/><text:change-start text:change-id="ct178113600"/><text:span text:style-name="T49">trimestral</text:span><text:change-end text:change-id="ct178113600"/>, siempre y cuando se hayan cubierto los objetivos marcados o se haya prestado el servicio acordado<text:change-start text:change-id="ct168558672"/>, <text:span text:style-name="T47">en función de las órdenes de trabajo realizadas</text:span><text:change-end text:change-id="ct168558672"/>.</text:p>
      <text:p text:style-name="P37"/>
      <text:list xml:id="list7275837126569490501" text:style-name="L8">
        <text:list-item>
          <text:p text:style-name="P88">Plazo de garantía:</text:p>
        </text:list-item>
      </text:list>
      <text:p text:style-name="P33"/>
      <text:p text:style-name="P7"><text:span text:style-name="T30">Los trabajos tendrán una garantía de dos (2) </text:span>meses a partir de la aceptación de los trabajos por parte de la Dirección de Proyecto.</text:p>
      <text:p text:style-name="P7"><text:soft-page-break/></text:p>
      <text:p text:style-name="P81">Los desarrollos realizados estarán garantizadas durante al menos 1 año a partir de la fecha de finalización del proyecto. Esta garantía en los desarrollos y documentación se considera a todos los efectos como desarrollo correctivo. Todos los problemas de rendimiento debidos a la falta de optimización se corregirán con cargo a la garantía.<text:change-start text:change-id="ct173721480"/></text:p>
      <text:p text:style-name="P81"/>
      <text:p text:style-name="P38"/>
      <text:list xml:id="list111138394945158" text:continue-numbering="true" text:style-name="L8">
        <text:list-item>
          <text:p text:style-name="P91"><text:span text:style-name="T25">Propuesta de adjudicatario</text:span><text:span text:style-name="T24">:</text:span></text:p>
        </text:list-item>
      </text:list>
      <text:p text:style-name="P79"><text:change-end text:change-id="ct173721480"/></text:p>
      <text:p text:style-name="P80">Se propone a la empresa Guadaltel S.A para la prestación del presente contrato, por su contrastado conocimiento y experiencia en relación al sistema de información INFOCOR, al ser la empresa desarrolladora del mismo.</text:p>
      <text:p text:style-name="P36"/>
      <text:p text:style-name="P25"><text:change-start text:change-id="ct175861784"/></text:p>
      <text:p text:style-name="P25"><text:change-end text:change-id="ct175861784"/></text:p>
      <text:p text:style-name="P25"/>
      <text:p text:style-name="P73"><text:span text:style-name="T20"><text:tab/><text:tab/><text:tab/><text:tab/><text:tab/><text:tab/><text:tab/><text:tab/>Sevilla, <text:s/></text:span><text:change text:change-id="ct175574424"/><text:change text:change-id="ct176971712"/><text:change-start text:change-id="ct165948800"/><text:span text:style-name="T22">1</text:span><text:change-end text:change-id="ct165948800"/><text:change-start text:change-id="ct174392352"/><text:span text:style-name="T21"> de </text:span><text:change-end text:change-id="ct174392352"/><text:change-start text:change-id="ct175857464"/><text:span text:style-name="T22">Julio</text:span><text:change-end text:change-id="ct175857464"/><text:span text:style-name="T20"> de 2014</text:span><text:change text:change-id="ct173709928"/><text:change text:change-id="ct166296048"/></text:p>
      <text:p text:style-name="P26"><text:tab/> <text:s text:c="50"/><text:change text:change-id="ct169692616"/><text:change-start text:change-id="ct172798176"/><text:s text:c="12"/></text:p>
      <text:p text:style-name="P26"/>
      <text:p text:style-name="P26"/>
      <text:p text:style-name="P26"><text:s text:c="3"/><text:change-end text:change-id="ct172798176"/><text:change text:change-id="ct172910832"/><text:change text:change-id="ct168977032"/><text:change text:change-id="ct168976936"/><text:change text:change-id="ct167307144"/><text:change text:change-id="ct167307048"/><text:change text:change-id="ct172798360"/><text:change text:change-id="ct167307280"/><text:change-start text:change-id="ct175856432"/></text:p>
      <text:p text:style-name="P27"/>
      <table:table table:name="Table1" table:style-name="Table1">
        <table:table-column table:style-name="Table1.A"/>
        <table:table-column table:style-name="Table1.B"/>
        <table:table-row>
          <table:table-cell table:style-name="Table1.A1" office:value-type="string">
            <text:p text:style-name="P70"><text:span text:style-name="T23">EL JEFE <text:s/>DE SERVICIO DE COORDINACIÓN</text:span><text:line-break/>Y DESARROLLO DE SISTEMAS HORIZONTALES</text:p>
          </table:table-cell>
          <table:table-cell table:style-name="Table1.A1" office:value-type="string">
            <text:p text:style-name="P69">VºBº </text:p>
            <text:p text:style-name="P69">LA COORDINADORA <text:s text:c="6"/><text:tab/> <text:s text:c="84"/>DE POLÍTICA DIGITAL</text:p>
          </table:table-cell>
        </table:table-row>
      </table:table>
      <text:p text:style-name="P27"><text:change-end text:change-id="ct175856432"/><text:change text:change-id="ct168563704"/></text:p>
      <table:table table:name="Tabla1" table:style-name="Tabla1">
        <table:table-column table:style-name="Tabla1.A"/>
        <table:table-column table:style-name="Tabla1.B"/>
        <table:table-row>
          <table:table-cell table:style-name="Tabla1.A1" office:value-type="string">
            <text:p text:style-name="P72">Juan Sebastián Ojeda Pérez <text:s text:c="2"/></text:p>
          </table:table-cell>
          <table:table-cell table:style-name="Tabla1.A1" office:value-type="string">
            <text:p text:style-name="P72">Ana Ceballos G<text:change-start text:change-id="ct172851328"/><text:span text:style-name="T32">u</text:span><text:change-end text:change-id="ct172851328"/>errero</text:p>
          </table:table-cell>
        </table:table-row>
      </table:table>
      <text:p text:style-name="P34"/>
      <text:p text:style-name="P72"><text:line-break/> <text:s text:c="46"/><text:tab/> <text:s text:c="3"/><text:line-break/><text:line-break/> <text:s text:c="4"/><text:tab/> <text:s text:c="34"/><text:tab/><text:tab/><text:tab/></text:p>
      <text:p text:style-name="P71"/>
      <text:p text:style-name="P34"/>
      <text:p text:style-name="P35">CONFORME:</text:p>
      <text:p text:style-name="P35">EL DIRECTOR GENERAL DE POLÍTICA DIGITAL</text:p>
      <text:p text:style-name="P35"/>
      <text:p text:style-name="P35"/>
      <text:p text:style-name="P35"/>
      <text:p text:style-name="P35"/>
      <text:p text:style-name="P77"><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UniversLTStd" svg:font-family="UniversLTStd"/>
    <style:font-face style:name="Courier New" svg:font-family="'Courier New'" style:font-family-generic="modern"/>
    <style:font-face style:name="Tahoma2" svg:font-family="Tahoma, Tahoma" style:font-family-generic="swiss"/>
    <style:font-face style:name="AlArabiya" svg:font-family="AlArabiya" style:font-adornments="Predeterminado" style:font-pitch="variable"/>
    <style:font-face style:name="NewsGotT" svg:font-family="NewsGotT" style:font-pitch="variable"/>
    <style:font-face style:name="NewsGotT1"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text-autospace="ideograph-alpha" style:punctuation-wrap="hanging" style:line-break="strict" style:writing-mode="lr-tb"/>
      <style:text-properties style:use-window-font-color="true" style:font-name="NewsGotT" fo:font-family="NewsGotT"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color="#000000" style:font-name="AlArabiya" fo:font-family="AlArabiya" style:font-style-name="Predeterminado" style:font-pitch="variable" fo:font-size="12pt" fo:language="es" fo:country="ES" style:font-size-asian="10pt"/>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1pt" fo:font-weight="bold" style:font-size-asian="11pt" style:font-weight-asian="bold"/>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1"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Sender" style:family="paragraph" style:parent-style-name="Standard" style:class="extra">
      <style:paragraph-properties fo:margin-left="0cm" fo:margin-right="-0.212cm" fo:line-height="82%" fo:keep-together="always" fo:orphans="0" fo:widows="0" fo:text-indent="0cm" style:auto-text-indent="false"/>
      <style:text-properties style:font-name="Times New Roman" fo:font-family="'Times New Roman'" style:font-family-generic="roman" style:font-pitch="variable" fo:font-size="8pt" style:font-size-asian="8pt"/>
    </style:style>
    <style:style style:name="Sangría_20_3_20_de_20_t._20_independiente1" style:display-name="Sangría 3 de t. independiente1" style:family="paragraph" style:parent-style-name="Standard">
      <style:paragraph-properties fo:margin-left="0.499cm" fo:margin-right="0cm" fo:margin-top="0cm" fo:margin-bottom="0.212cm" style:contextual-spacing="false" fo:text-indent="0cm" style:auto-text-indent="false"/>
      <style:text-properties fo:font-size="8pt" style:font-size-asian="8pt" style:font-size-complex="8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Courier New" style:font-family-complex="'Courier New'" style:font-family-generic-complex="modern" style:font-size-complex="8pt"/>
    </style:style>
    <style:style style:name="Contents_20_3" style:display-name="Contents 3" style:family="paragraph" style:parent-style-name="Standard" style:next-style-name="Standard" style:class="index">
      <style:paragraph-properties fo:text-align="justify" style:justify-single-word="false" fo:orphans="0" fo:widows="0">
        <style:tab-stops>
          <style:tab-stop style:position="1.501cm" style:type="right"/>
          <style:tab-stop style:position="15.252cm"/>
        </style:tab-stops>
      </style:paragraph-properties>
      <style:text-properties style:font-name="Times New Roman" fo:font-family="'Times New Roman'" style:font-family-generic="roman" style:font-pitch="variable" fo:language="zxx" fo:country="none" style:font-size-complex="12pt"/>
    </style:style>
    <style:style style:name="Texto_20_independiente_20_21" style:display-name="Texto independiente 21" style:family="paragraph" style:parent-style-name="Standard">
      <style:paragraph-properties fo:margin-top="0cm" fo:margin-bottom="0.212cm" style:contextual-spacing="false" fo:line-height="200%"/>
    </style:style>
    <style:style style:name="H3" style:family="paragraph" style:parent-style-name="Standard" style:next-style-name="Standard">
      <style:paragraph-properties fo:margin-top="0.176cm" fo:margin-bottom="0.176cm" style:contextual-spacing="false"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Estilo1" style:family="paragraph" style:parent-style-name="Standard">
      <style:paragraph-properties fo:margin-left="0cm" fo:margin-right="0cm" fo:margin-top="0.212cm" fo:margin-bottom="0.212cm" style:contextual-spacing="false" fo:text-align="justify" style:justify-single-word="false" fo:orphans="0" fo:widows="0" fo:hyphenation-ladder-count="no-limit" fo:text-indent="1.27cm" style:auto-text-indent="false"/>
      <style:text-properties style:font-name="Arial" fo:font-family="Arial" style:font-family-generic="swiss" style:font-pitch="variable" fo:font-size="10pt" fo:language="es" fo:country="ES" style:font-size-asian="10pt" fo:hyphenate="false" fo:hyphenation-remain-char-count="2" fo:hyphenation-push-char-count="2"/>
    </style:style>
    <style:style style:name="Frame_20_contents" style:display-name="Frame contents" style:family="paragraph" style:parent-style-name="Text_20_body" style:class="extra"/>
    <style:style style:name="Normal_20__28_Web_29_" style:display-name="Normal (Web)" style:family="paragraph" style:parent-style-name="Standard">
      <style:paragraph-properties fo:margin-top="0.176cm" fo:margin-bottom="0.176cm" style:contextual-spacing="false" fo:hyphenation-ladder-count="no-limit"/>
      <style:text-properties style:font-name="Times New Roman" fo:font-family="'Times New Roman'" style:font-family-generic="roman" style:font-pitch="variable" fo:language="es" fo:country="ES" style:font-size-complex="12pt" fo:hyphenate="true" fo:hyphenation-remain-char-count="2" fo:hyphenation-push-char-count="2"/>
    </style:style>
    <style:style style:name="Default" style:family="paragraph">
      <style:paragraph-properties fo:orphans="0" fo:widows="0"/>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M32" style:family="paragraph" style:parent-style-name="Default" style:next-style-name="Default">
      <style:paragraph-properties fo:margin-top="0cm" fo:margin-bottom="0.429cm" style:contextual-spacing="false"/>
      <style:text-properties fo:color="#000000"/>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Heading_20_2" style:display-name="Heading 2" style:family="paragraph" style:parent-style-name="Heading" style:next-style-name="Text_20_body" style:default-outline-level="2" style:class="text">
      <style:text-properties style:font-name="NewsGotT1" fo:font-family="NewsGotT" style:font-style-name="Predeterminado" style:font-pitch="variable"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normal"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exto_20_de_20_bloque" style:display-name="Texto de bloque" style:family="paragraph" style:parent-style-name="Standard">
      <style:paragraph-properties fo:margin-left="1cm" fo:margin-right="-3cm" fo:text-align="justify" style:justify-single-word="false" fo:orphans="2" fo:widows="2" fo:hyphenation-ladder-count="no-limit" fo:text-indent="0cm" style:auto-text-indent="false" style:punctuation-wrap="hanging"/>
      <style:text-properties style:font-name="Arial" fo:font-family="Arial" style:font-family-generic="swiss" style:font-pitch="variable" fo:font-size="12pt" style:letter-kerning="true" style:font-size-asian="12pt" fo:hyphenate="true" fo:hyphenation-remain-char-count="2" fo:hyphenation-push-char-count="2"/>
    </style:style>
    <style:style style:name="western" style:family="paragraph" style:parent-style-name="Standard">
      <style:paragraph-properties fo:margin-top="0.176cm" fo:margin-bottom="0cm" style:contextual-spacing="false" fo:orphans="2" fo:widows="2"/>
      <style:text-properties fo:color="#000000"/>
    </style:style>
    <style:style style:name="TOC_20_1" style:display-name="TOC 1" style:family="paragraph" style:parent-style-name="Standard" style:next-style-name="Standard">
      <style:paragraph-properties fo:margin-top="0cm" fo:margin-bottom="0.176cm" style:contextual-spacing="false" fo:orphans="2" fo:widows="2" fo:hyphenation-ladder-count="no-limit">
        <style:tab-stops>
          <style:tab-stop style:position="0.847cm"/>
          <style:tab-stop style:position="15.984cm" style:type="right" style:leader-style="dotted" style:leader-text="."/>
        </style:tab-stops>
      </style:paragraph-properties>
      <style:text-properties style:font-name="NewsGotT" fo:font-family="NewsGotT" style:font-pitch="variable" fo:font-size="12pt" fo:language="en" fo:country="US" style:font-size-asian="12pt" fo:hyphenate="false" fo:hyphenation-remain-char-count="2" fo:hyphenation-push-char-count="2"/>
    </style:style>
    <style:style style:name="lista-ctl" style:family="paragraph" style:parent-style-name="Standard">
      <style:paragraph-properties fo:margin-top="0.101cm" fo:margin-bottom="0.101cm" style:contextual-spacing="false" fo:text-align="justify" style:justify-single-word="false" fo:orphans="2" fo:widows="2"/>
      <style:text-properties style:font-name="Tahoma" fo:font-family="Tahoma" style:font-family-generic="swiss" style:font-pitch="variable" fo:font-size="12pt" style:font-size-asian="12pt" style:font-name-complex="Tahoma" style:font-family-complex="Tahoma" style:font-family-generic-complex="swiss" style:font-pitch-complex="variable" style:font-size-complex="12pt"/>
    </style:style>
    <style:style style:name="Sangría_20_3_20_de_20_t._20_independiente" style:display-name="Sangría 3 de t. independiente" style:family="paragraph" style:parent-style-name="Standard">
      <style:paragraph-properties fo:margin-left="0.501cm" fo:margin-right="0cm" fo:text-align="justify" style:justify-single-word="false" fo:orphans="2" fo:widows="2" fo:hyphenation-ladder-count="no-limit" fo:text-indent="0.134cm" style:auto-text-indent="false" style:punctuation-wrap="hanging"/>
      <style:text-properties style:font-name="Arial" fo:font-family="Arial" style:font-family-generic="swiss" style:font-pitch="variable" fo:font-size="11pt" style:letter-kerning="true" style:font-size-asian="11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Eras Bk BT" style:font-family-complex="'Eras Bk BT'" style:font-family-generic-complex="swiss" style:font-pitch-complex="variable"/>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font-name-complex="Eras Bk BT" style:font-family-complex="'Eras Bk BT'" style:font-family-generic-complex="swiss" style:font-pitch-complex="variable"/>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NewsGotT" fo:font-family="NewsGotT"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5z0" style:family="text">
      <style:text-properties style:font-name="NewsGotT" fo:font-family="NewsGotT"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style>
    <style:style style:name="WW8Num26z3" style:family="text">
      <style:text-properties style:font-name="Symbol" fo:font-family="Symbol" style:font-family-generic="roman" style:font-pitch="variable" style:font-charset="x-symbol"/>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Eras Bk BT" style:font-family-complex="'Eras Bk BT'" style:font-family-generic-complex="swiss" style:font-pitch-complex="variable"/>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style>
    <style:style style:name="WW8Num30z3" style:family="text">
      <style:text-properties style:font-name="Symbol" fo:font-family="Symbol" style:font-family-generic="roman" style:font-pitch="variable" style:font-charset="x-symbol"/>
    </style:style>
    <style:style style:name="WW8Num31z0" style:family="text">
      <style:text-properties style:font-name="Wingdings" fo:font-family="Wingdings" style:font-pitch="variable" style:font-charset="x-symbol"/>
    </style:style>
    <style:style style:name="Fuente_20_de_20_párrafo_20_predeter." style:display-name="Fuente de párrafo predeter." style:family="text"/>
    <style:style style:name="WW8Num1z1"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Eras Bk BT" style:font-family-complex="'Eras Bk BT'" style:font-family-generic-complex="swiss" style:font-pitch-complex="variable"/>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6z1" style:family="text">
      <style:text-properties style:font-name="Courier New" fo:font-family="'Courier New'" style:font-family-generic="modern" style:font-name-complex="Eras Bk BT" style:font-family-complex="'Eras Bk BT'" style:font-family-generic-complex="swiss" style:font-pitch-complex="variable"/>
    </style:style>
    <style:style style:name="WW8Num16z2"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Eras Bk BT" style:font-family-complex="'Eras Bk BT'" style:font-family-generic-complex="swiss" style:font-pitch-complex="variable"/>
    </style:style>
    <style:style style:name="WW8Num20z2" style:family="text">
      <style:text-properties style:font-name="Wingdings" fo:font-family="Wingdings"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2" style:family="text">
      <style:text-properties style:font-name="Wingdings" fo:font-family="Wingdings" style:font-pitch="variable" style:font-charset="x-symbol"/>
    </style:style>
    <style:style style:name="WW8Num22z1" style:family="text">
      <style:text-properties style:font-name="Courier New" fo:font-family="'Courier New'" style:font-family-generic="modern" style:font-name-complex="Eras Bk BT" style:font-family-complex="'Eras Bk BT'" style:font-family-generic-complex="swiss" style:font-pitch-complex="variable"/>
    </style:style>
    <style:style style:name="WW8Num22z2" style:family="text">
      <style:text-properties style:font-name="Wingdings" fo:font-family="Wingdings" style:font-pitch="variable" style:font-charset="x-symbol"/>
    </style:style>
    <style:style style:name="WW8Num2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31z1" style:family="text">
      <style:text-properties style:font-name="Courier New" fo:font-family="'Courier New'" style:font-family-generic="modern"/>
    </style:style>
    <style:style style:name="WW8Num31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font-name-complex="Eras Bk BT" style:font-family-complex="'Eras Bk BT'" style:font-family-generic-complex="swiss" style:font-pitch-complex="variable"/>
    </style:style>
    <style:style style:name="WW8Num38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style>
    <style:style style:name="Fuente_20_de_20_párrafo_20_predeter.1" style:display-name="Fuente de párrafo predeter.1" style:family="text"/>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1">
      <style:text-properties fo:color="#800080" style:text-underline-style="solid" style:text-underline-width="auto" style:text-underline-color="font-color"/>
    </style:style>
    <style:style style:name="texto_5f_negro_5f_bold" style:display-name="texto_negro_bold" style:family="text" style:parent-style-name="Fuente_20_de_20_párrafo_20_predeter.1"/>
    <style:style style:name="Page_20_Number" style:display-name="Page Number" style:family="text" style:parent-style-name="Fuente_20_de_20_párrafo_20_predeter.1"/>
    <style:style style:name="ntxt" style:family="text" style:parent-style-name="Fuente_20_de_20_párrafo_20_predeter.1"/>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Emphasis" style:family="text">
      <style:text-properties style:font-name="Arial" fo:font-family="Arial" style:font-family-generic="swiss" style:font-pitch="variable" fo:font-size="9pt" fo:letter-spacing="-0.018cm" fo:font-weight="bold" style:font-size-asian="9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54cm" fo:text-indent="-1.27cm" fo:margin-left="2.54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NewsGotT"/>
      </text:list-level-style-bullet>
      <text:list-level-style-bullet text:level="2" text:style-name="WW8Num8z1"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2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2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2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NewsGotT"/>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NewsGotT"/>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635cm" fo:text-indent="-0.635cm" fo:margin-left="0.635cm"/>
        </style:list-level-properties>
        <style:text-properties style:font-name="NewsGotT"/>
      </text:list-level-style-bullet>
      <text:list-level-style-bullet text:level="2" text:style-name="WW8Num19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9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9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667cm" fo:text-indent="-1.032cm" fo:margin-left="1.667cm"/>
        </style:list-level-properties>
      </text:list-level-style-number>
      <text:list-level-style-bullet text:level="2"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NewsGotT"/>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NewsGotT"/>
      </text:list-level-style-bullet>
      <text:list-level-style-bullet text:level="2" text:style-name="WW8Num2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3.768cm"/>
        </style:list-level-properties>
        <style:text-properties style:font-name="NewsGotT"/>
      </text:list-level-style-bullet>
      <text:list-level-style-bullet text:level="2" text:style-name="WW8Num26z1" text:bullet-char="o">
        <style:list-level-properties text:list-level-position-and-space-mode="label-alignment">
          <style:list-level-label-alignment text:label-followed-by="listtab" fo:text-indent="-0.635cm" fo:margin-left="2.498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1.228cm"/>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text:list-tab-stop-position="0.042cm" fo:text-indent="-0.635cm" fo:margin-left="0.042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1.312cm" fo:text-indent="-0.635cm" fo:margin-left="1.312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text:list-tab-stop-position="2.582cm" fo:text-indent="-0.635cm" fo:margin-left="2.582cm"/>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text:list-tab-stop-position="3.852cm" fo:text-indent="-0.635cm" fo:margin-left="3.852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5.122cm" fo:text-indent="-0.635cm" fo:margin-left="5.122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text:list-tab-stop-position="6.392cm" fo:text-indent="-0.635cm" fo:margin-left="6.39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7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7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7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8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8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8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8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001cm"/>
          <style:tab-stop style:position="7.5cm" style:type="center"/>
          <style:tab-stop style:position="15cm" style:type="right"/>
        </style:tab-stops>
      </style:paragraph-properties>
      <style:text-properties fo:language="zxx" fo:country="none"/>
    </style:style>
    <style:style style:name="MP2" style:family="paragraph" style:parent-style-name="Sender">
      <style:paragraph-properties fo:margin-left="-12.502cm" fo:margin-right="-0.212cm" fo:text-indent="12.502cm" style:auto-text-indent="false"/>
      <style:text-properties style:font-name="Eras Bk BT" fo:font-size="10pt" fo:font-weight="bold" style:font-size-asian="10pt" style:font-weight-asian="bold"/>
    </style:style>
    <style:style style:name="MP3" style:family="paragraph" style:parent-style-name="Sender">
      <style:paragraph-properties fo:margin-left="-12.502cm" fo:margin-right="-0.212cm" fo:text-indent="12.502cm" style:auto-text-indent="false"/>
      <style:text-properties style:font-name="Eras Bk BT" fo:font-weight="bold" style:font-weight-asian="bold"/>
    </style:style>
    <style:style style:name="MT1" style:family="text"/>
    <style:style style:name="Mfr1" style:family="graphic" style:parent-style-name="Frame">
      <style:graphic-properties fo:margin-left="0.25cm" fo:margin-right="0.25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Mfr4"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page-layout style:name="Mpm1">
      <style:page-layout-properties fo:page-width="20.999cm" fo:page-height="29.699cm" style:num-format="1" style:print-orientation="portrait" fo:margin-top="1.27cm" fo:margin-bottom="1.27cm" fo:margin-left="2.251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482cm" fo:margin-left="0cm" fo:margin-right="0cm" fo:margin-top="0.383cm" style:dynamic-spacing="true"/>
      </style:footer-style>
    </style:page-layout>
  </office:automatic-styles>
  <office:master-styles>
    <style:master-page style:name="Standard" style:page-layout-name="Mpm1">
      <style:header>
        <text:p text:style-name="Header"><draw:frame draw:style-name="Mfr1" draw:name="Marco2" text:anchor-type="char" svg:x="-0.042cm" svg:y="-0.019cm" draw:z-index="9"><draw:text-box fo:min-height="0.041cm" fo:min-width="0.041cm"><text:p text:style-name="MP1"><draw:frame draw:style-name="Mfr2" draw:name="gráficos1" text:anchor-type="as-char" svg:width="5.373cm" svg:height="0.563cm" draw:z-index="14"><draw:image xlink:href="Pictures/2000002800007DAD00000D55074AF012.wmf" xlink:type="simple" xlink:show="embed" xlink:actuate="onLoad"/></draw:frame></text:p></draw:text-box></draw:frame><draw:frame draw:style-name="Mfr3" draw:name="Marco3" text:anchor-type="char" svg:x="7.101cm" svg:y="-0.025cm" svg:width="11.241cm" svg:height="1.277cm" draw:z-index="19"><draw:text-box><text:p text:style-name="MP2">CONSEJERÍA DE HACIENDA Y ADMINISTRACIÓN PÚBLICA</text:p><text:p text:style-name="MP3">Dirección General de Política Digital</text:p></draw:text-box></draw:frame></text:p>
      </style:header>
      <style:footer>
        <text:p text:style-name="Footer"><draw:frame draw:style-name="Mfr4" draw:name="Marco1" text:anchor-type="char" svg:x="8.396cm" svg:y="0.002cm" svg:width="0.628cm" svg:height="0.508cm" draw:z-index="4"><draw:text-box><text:p text:style-name="Footer"><text:span text:style-name="Page_20_Number"><text:page-number text:select-page="current">3</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ORIA JUSTIFICATIVA PARA LA CONTRATACIÓN DE LOS SERVICIOS DE MANTENIMIENTO Y SOPORTE DEL BUS DE INTEGRACIÓN DE LAS PLATAFORMAS Y SISTEMAS DE ADMINISTRACIÓN ELECTRÓNICA DE LA JUNTA DE ANDALUCÍA</dc:title>
    <meta:initial-creator>Servicio de Coordinación Informática</meta:initial-creator>
    <meta:creation-date>2010-09-30T13:58:00</meta:creation-date>
    <dc:date>2014-07-02T09:02:22.771527965</dc:date>
    <meta:print-date>2014-02-21T13:36:31</meta:print-date>
    <meta:editing-cycles>87</meta:editing-cycles>
    <meta:editing-duration>P2DT2H29M30S</meta:editing-duration>
    <meta:generator>LibreOffice/4.1.3.2$Linux_x86 LibreOffice_project/410m0$Build-2</meta:generator>
    <dc:creator>azabala </dc:creator>
    <meta:printed-by>pc219 </meta:printed-by>
    <meta:document-statistic meta:table-count="2" meta:image-count="1" meta:object-count="0" meta:page-count="5" meta:paragraph-count="54" meta:word-count="1628" meta:character-count="10873" meta:non-whitespace-character-count="9009"/>
    <meta:user-defined meta:name="Información 1"/>
    <meta:user-defined meta:name="Información 2"/>
    <meta:user-defined meta:name="Información 3"/>
    <meta:user-defined meta:name="Información 4"/>
  </office:meta>
</office:document-meta>
</file>